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595959"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00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165cm" fo:padding-bottom="0.165cm" fo:padding-left="0.29cm" fo:padding-right="0.29cm" fo:wrap-option="wrap"/>
    </style:style>
    <style:style style:name="gr10"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dash" draw:stroke-dash="Dashed_20__28_var_29__20_4"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53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graphic-properties style:protect="size"/>
    </style:style>
    <style:style style:name="gr15" style:family="graphic" style:parent-style-name="standard">
      <style:graphic-properties draw:stroke="solid" svg:stroke-width="0.026cm" svg:stroke-color="#595959" draw:stroke-linejoin="round" draw:fill="solid" draw:fill-color="#eeeee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dash" draw:stroke-dash="Dashed_20__28_var_29__20_5"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ONLY-title">
      <style:graphic-properties draw:stroke="none" svg:stroke-width="0cm" draw:fill="none" draw:textarea-vertical-align="top" draw:auto-grow-height="false" draw:fit-to-size="false" style:shrink-to-fit="false" fo:min-height="4.241cm" fo:padding-top="0.254cm" fo:padding-bottom="0.254cm" fo:padding-left="0.254cm" fo:padding-right="0.254cm" fo:wrap-option="wrap"/>
    </style:style>
    <style:style style:name="pr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loext:graphic-properties draw:fill="solid" draw:fill-color="#000000"/>
      <style:paragraph-properties fo:text-align="start" style:font-independent-line-spacing="true"/>
      <style:text-properties fo:font-size="14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solid" draw:fill-color="#eeeeee"/>
      <style:paragraph-properties fo:text-align="start" style:font-independent-line-spacing="true"/>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loext:graphic-properties draw:fill="solid" draw:fill-color="#eeeee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4"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3pt" fo:letter-spacing="normal" fo:font-style="normal" style:text-underline-style="none" fo:font-weight="normal" style:font-name-asian="Arial" style:font-size-asian="3pt" style:font-style-asian="normal" style:font-weight-asian="normal" style:font-name-complex="Arial" style:font-size-complex="3pt" style:font-style-complex="normal" style:font-weight-complex="normal"/>
    </style:style>
    <style:style style:name="T9" style:family="text">
      <style:text-properties fo:font-variant="normal" fo:text-transform="none" fo:color="#666666"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Arial" fo:font-size="4pt" fo:letter-spacing="normal" fo:font-style="normal" style:text-underline-style="none" fo:font-weight="normal" style:font-name-asian="Arial" style:font-size-asian="4pt" style:font-style-asian="normal" style:font-weight-asian="normal" style:font-name-complex="Arial" style:font-size-complex="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bold" style:font-name-asian="Arial" style:font-size-asian="6pt" style:font-style-asian="normal" style:font-weight-asian="bold" style:font-name-complex="Arial" style:font-size-complex="6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aixa de Ferramentas" draw:style-name="dp1" draw:master-page-name="TITLE_5f_ONLY" presentation:presentation-page-layout-name="AL1T19">
        <draw:frame draw:name="Google Shape;54;p13" presentation:style-name="pr1" draw:text-style-name="P2" draw:layer="layout" svg:width="14.2cm" svg:height="1.684cm" svg:x="0.52cm" svg:y="0.073cm" presentation:class="title" presentation:user-transformed="true">
          <draw:text-box>
            <text:p text:style-name="P1"><text:span text:style-name="T1">Caixa de Ferramentas</text:span></text:p>
          </draw:text-box>
        </draw:frame>
        <draw:custom-shape draw:name="Google Shape;55;p13" draw:style-name="gr1" draw:text-style-name="P3" draw:layer="layout" svg:width="0.465cm" svg:height="0.465cm" svg:x="1.555cm" svg:y="2.27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p13" draw:style-name="gr2" draw:text-style-name="P4" draw:layer="layout" svg:width="0.465cm" svg:height="0.465cm" svg:x="1.555cm" svg:y="3.03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p13" draw:style-name="gr3" draw:text-style-name="P3" draw:layer="layout" svg:width="0.351cm" svg:height="0.351cm" svg:x="1.61cm" svg:y="3.08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p13" draw:style-name="gr4" draw:text-style-name="P4" draw:layer="layout" svg:width="1.829cm" svg:height="0.881cm" svg:x="1.026cm" svg:y="3.872cm">
          <text:p text:style-name="P5"><text:span text:style-name="T2">A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p13" draw:style-name="gr4" draw:text-style-name="P4" draw:layer="layout" svg:width="1.829cm" svg:height="0.881cm" svg:x="1.026cm" svg:y="5.053cm">
          <text:p text:style-name="P5"><text:span text:style-name="T2">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5" draw:text-style-name="P3" draw:layer="layout" svg:width="2.352cm" svg:height="0.132cm" svg:x="0.754cm" svg:y="9.61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6" draw:text-style-name="P6" draw:layer="layout" svg:width="0.001cm" svg:height="0.877cm" svg:x="1.307cm" svg:y="8.741cm">
          <text:p/>
          <draw:enhanced-geometry draw:mirror-horizontal="false" draw:mirror-vertical="false" svg:viewBox="0 0 21600 21600" draw:type="mso-spt32" draw:enhanced-path="M 0 0 L 21600 21600 N"/>
        </draw:custom-shape>
        <draw:custom-shape draw:name="Google Shape;62;p13" draw:style-name="gr6" draw:text-style-name="P6" draw:layer="layout" svg:width="0.001cm" svg:height="0.877cm" svg:x="2.553cm" svg:y="8.741cm">
          <text:p/>
          <draw:enhanced-geometry draw:mirror-horizontal="false" draw:mirror-vertical="false" svg:viewBox="0 0 21600 21600" draw:type="mso-spt32" draw:enhanced-path="M 0 0 L 21600 21600 N"/>
        </draw:custom-shape>
        <draw:custom-shape draw:name="Google Shape;63;p13" draw:style-name="gr6" draw:text-style-name="P6" draw:layer="layout" svg:width="0.001cm" svg:height="0.877cm" svg:x="1.89cm" svg:y="9.751cm">
          <text:p/>
          <draw:enhanced-geometry draw:mirror-horizontal="false" draw:mirror-vertical="false" svg:viewBox="0 0 21600 21600" draw:type="mso-spt32" draw:enhanced-path="M 0 0 L 21600 21600 N"/>
        </draw:custom-shape>
        <draw:custom-shape draw:name="Google Shape;64;p13" draw:style-name="gr5" draw:text-style-name="P3" draw:layer="layout" svg:width="2.352cm" svg:height="0.132cm" svg:x="0.754cm" svg:y="7.26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3" draw:style-name="gr6" draw:text-style-name="P6" draw:layer="layout" svg:width="0.001cm" svg:height="0.877cm" svg:x="1.307cm" svg:y="7.347cm">
          <text:p/>
          <draw:enhanced-geometry draw:mirror-horizontal="false" draw:mirror-vertical="false" svg:viewBox="0 0 21600 21600" draw:type="mso-spt32" draw:enhanced-path="M 0 0 L 21600 21600 N"/>
        </draw:custom-shape>
        <draw:custom-shape draw:name="Google Shape;66;p13" draw:style-name="gr6" draw:text-style-name="P6" draw:layer="layout" svg:width="0.001cm" svg:height="0.877cm" svg:x="2.553cm" svg:y="7.347cm">
          <text:p/>
          <draw:enhanced-geometry draw:mirror-horizontal="false" draw:mirror-vertical="false" svg:viewBox="0 0 21600 21600" draw:type="mso-spt32" draw:enhanced-path="M 0 0 L 21600 21600 N"/>
        </draw:custom-shape>
        <draw:custom-shape draw:name="Google Shape;67;p13" draw:style-name="gr6" draw:text-style-name="P6" draw:layer="layout" svg:width="0.001cm" svg:height="0.877cm" svg:x="1.93cm" svg:y="6.385cm">
          <text:p/>
          <draw:enhanced-geometry draw:mirror-horizontal="false" draw:mirror-vertical="false" svg:viewBox="0 0 21600 21600" draw:type="mso-spt32" draw:enhanced-path="M 0 0 L 21600 21600 N"/>
        </draw:custom-shape>
        <draw:custom-shape draw:name="Google Shape;68;p13" draw:style-name="gr2" draw:text-style-name="P4" draw:layer="layout" svg:width="0.561cm" svg:height="0.764cm" svg:x="1.344cm" svg:y="11.804cm">
          <text:p text:style-name="P1"/>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69;p13" draw:style-name="gr6" draw:text-style-name="P6" draw:layer="layout" svg:width="0.001cm" svg:height="0.671cm" svg:x="1.624cm" svg:y="11.133cm">
          <text:p/>
          <draw:enhanced-geometry draw:mirror-horizontal="false" draw:mirror-vertical="false" svg:viewBox="0 0 21600 21600" draw:type="mso-spt32" draw:enhanced-path="M 0 0 L 21600 21600 N"/>
        </draw:custom-shape>
        <draw:custom-shape draw:name="Google Shape;70;p13" draw:style-name="gr6" draw:text-style-name="P6" draw:layer="layout" svg:width="0.838cm" svg:height="1.113cm" svg:x="0.5cm" svg:y="12.196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71;p13" draw:style-name="gr6" draw:text-style-name="P6" draw:layer="layout" svg:width="0.894cm" svg:height="1.156cm" svg:x="1.905cm" svg:y="12.19cm">
          <text:p/>
          <draw:enhanced-geometry draw:mirror-horizontal="fals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72;p13" draw:style-name="gr6" draw:text-style-name="P6" draw:layer="layout" svg:width="0.001cm" svg:height="0.74cm" svg:x="1.625cm" svg:y="12.57cm">
          <text:p/>
          <draw:enhanced-geometry draw:mirror-horizontal="false" draw:mirror-vertical="false" svg:viewBox="0 0 21600 21600" draw:type="mso-spt32" draw:enhanced-path="M 0 0 L 21600 21600 N"/>
        </draw:custom-shape>
        <draw:custom-shape draw:name="Google Shape;73;p13" draw:style-name="gr7" draw:text-style-name="P7" draw:layer="layout" svg:width="1.759cm" svg:height="0.401cm" svg:x="0.308cm" svg:y="12.414cm">
          <text:p text:style-name="P1"><text:span text:style-name="T3">[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3" draw:style-name="gr8" draw:text-style-name="P6" draw:layer="layout" svg:width="0.001cm" svg:height="0.74cm" draw:transform="rotate (-3.14159265358979) translate (1.681cm 14.861cm)">
          <text:p/>
          <draw:enhanced-geometry draw:mirror-horizontal="false" draw:mirror-vertical="false" svg:viewBox="0 0 21600 21600" draw:type="mso-spt32" draw:enhanced-path="M 0 0 L 21600 21600 N"/>
        </draw:custom-shape>
        <draw:custom-shape draw:name="Google Shape;75;p13" draw:style-name="gr2" draw:text-style-name="P4" draw:layer="layout" svg:width="0.561cm" svg:height="0.764cm" draw:transform="rotate (-3.14159265358979) translate (1.96cm 15.627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6;p13" draw:style-name="gr8" draw:text-style-name="P6" draw:layer="layout" svg:width="0.001cm" svg:height="0.671cm" draw:transform="rotate (-3.14159265358979) translate (1.679cm 16.298cm)">
          <text:p/>
          <draw:enhanced-geometry draw:mirror-horizontal="true" draw:mirror-vertical="false" svg:viewBox="0 0 21600 21600" draw:type="mso-spt32" draw:enhanced-path="M 0 0 L 21600 21600 N"/>
        </draw:custom-shape>
        <draw:custom-shape draw:name="Google Shape;77;p13" draw:style-name="gr8" draw:text-style-name="P6" draw:layer="layout" svg:width="0.838cm" svg:height="1.113cm" draw:transform="rotate (-3.14159265358979) translate (1.394cm 15.235cm)">
          <text:p/>
          <draw:enhanced-geometry draw:mirror-horizontal="tru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78;p13" draw:style-name="gr8" draw:text-style-name="P6" draw:layer="layout" svg:width="0.894cm" svg:height="1.156cm" draw:transform="rotate (-3.14159265358979) translate (2.856cm 15.241cm)">
          <text:p/>
          <draw:enhanced-geometry draw:mirror-horizontal="tru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79;p13" draw:style-name="gr7" draw:text-style-name="P7" draw:layer="layout" svg:width="1.759cm" svg:height="0.401cm" svg:x="1.472cm" svg:y="12.42cm">
          <text:p text:style-name="P1"><text:span text:style-name="T3">[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3" draw:style-name="gr7" draw:text-style-name="P7" draw:layer="layout" svg:width="1.759cm" svg:height="0.401cm" svg:x="2.669cm" svg:y="11.578cm">
          <text:p text:style-name="P1"><text:span text:style-name="T3">[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3" draw:style-name="gr9" draw:text-style-name="P4" draw:layer="layout" svg:width="2.742cm" svg:height="1.199cm" svg:x="5.243cm" svg:y="12.528cm">
          <text:p text:style-name="P5"><text:span text:style-name="T4">«component»</text:span></text:p>
          <text:p text:style-name="P5"><text:span text:style-name="T5"/></text:p>
          <text:p text:style-name="P5"><text:span text:style-name="T6">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3" draw:style-name="gr10" draw:text-style-name="P6" draw:layer="layout" svg:width="0.692cm" svg:height="0.001cm" svg:x="7.984cm" svg:y="13.421cm">
          <text:p/>
          <draw:enhanced-geometry draw:mirror-horizontal="false" draw:mirror-vertical="false" svg:viewBox="0 0 21600 21600" draw:type="mso-spt32" draw:enhanced-path="M 0 0 L 21600 21600 N"/>
        </draw:custom-shape>
        <draw:custom-shape draw:name="Google Shape;83;p13" draw:style-name="gr5" draw:text-style-name="P3" draw:layer="layout" svg:width="0.141cm" svg:height="0.276cm" svg:x="8.697cm" svg:y="13.283cm">
          <text:p text:style-name="P1"/>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84;p13" draw:style-name="gr11" draw:text-style-name="P7" draw:layer="layout" svg:width="1.728cm" svg:height="0.408cm" svg:x="8.02cm" svg:y="13.56cm">
          <text:p text:style-name="P1"><text:span text:style-name="T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3" draw:style-name="gr2" draw:text-style-name="P4" draw:layer="layout" svg:width="0.27cm" svg:height="0.27cm" svg:x="8.742cm" svg:y="12.52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p13" draw:style-name="gr10" draw:text-style-name="P6" draw:layer="layout" svg:width="0.757cm" svg:height="0.001cm" svg:x="7.984cm" svg:y="12.663cm">
          <text:p/>
          <draw:enhanced-geometry draw:mirror-horizontal="false" draw:mirror-vertical="false" svg:viewBox="0 0 21600 21600" draw:type="mso-spt32" draw:enhanced-path="M 0 0 L 21600 21600 N"/>
        </draw:custom-shape>
        <draw:custom-shape draw:name="Google Shape;87;p13" draw:style-name="gr11" draw:text-style-name="P7" draw:layer="layout" svg:width="1.671cm" svg:height="0.397cm" svg:x="7.984cm" svg:y="12.79cm">
          <text:p text:style-name="P1"><text:span text:style-name="T7">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3" draw:style-name="gr9" draw:text-style-name="P4" draw:layer="layout" svg:width="3.135cm" svg:height="1.199cm" svg:x="11.698cm" svg:y="12.551cm">
          <text:p text:style-name="P5"><text:span text:style-name="T4">«component»</text:span></text:p>
          <text:p text:style-name="P5"><text:span text:style-name="T5"/></text:p>
          <text:p text:style-name="P5"><text:span text:style-name="T6">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9;p13">
          <draw:custom-shape draw:name="Google Shape;90;p13" draw:style-name="gr10" draw:text-style-name="P6" draw:layer="layout" svg:width="0.428cm" svg:height="0.001cm" draw:transform="rotate (-3.14159265358979) translate (11.698cm 13.445cm)">
            <text:p/>
            <draw:enhanced-geometry draw:mirror-horizontal="false" draw:mirror-vertical="false" svg:viewBox="0 0 21600 21600" draw:type="mso-spt32" draw:enhanced-path="M 0 0 L 21600 21600 N"/>
          </draw:custom-shape>
          <draw:custom-shape draw:name="Google Shape;91;p13" draw:style-name="gr5" draw:text-style-name="P3" draw:layer="layout" svg:width="0.141cm" svg:height="0.276cm" svg:x="11.108cm" svg:y="13.307cm">
            <text:p text:style-name="P1"/>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92;p13" draw:style-name="gr11" draw:text-style-name="P7" draw:layer="layout" svg:width="1.671cm" svg:height="0.395cm" svg:x="10.469cm" svg:y="13.762cm">
          <text:p text:style-name="P1"><text:span text:style-name="T7">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3;p13">
          <draw:custom-shape draw:name="Google Shape;94;p13" draw:style-name="gr2" draw:text-style-name="P4" draw:layer="layout" svg:width="0.27cm" svg:height="0.27cm" svg:x="10.934cm" svg:y="12.551cm">
            <text:p text:style-name="P1"/>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p13" draw:style-name="gr10" draw:text-style-name="P6" draw:layer="layout" svg:width="0.493cm" svg:height="0.001cm" draw:transform="rotate (-3.14159265358979) translate (11.698cm 12.686cm)">
            <text:p/>
            <draw:enhanced-geometry draw:mirror-horizontal="false" draw:mirror-vertical="false" svg:viewBox="0 0 21600 21600" draw:type="mso-spt32" draw:enhanced-path="M 0 0 L 21600 21600 N"/>
          </draw:custom-shape>
        </draw:g>
        <draw:custom-shape draw:name="Google Shape;96;p13" draw:style-name="gr11" draw:text-style-name="P7" draw:layer="layout" svg:width="1.671cm" svg:height="0.38cm" svg:x="9.953cm" svg:y="12.803cm">
          <text:p text:style-name="P1"><text:span text:style-name="T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3" draw:style-name="gr12" draw:text-style-name="P6" draw:layer="layout" svg:width="2.238cm" svg:height="0.705cm" svg:x="8.839cm" svg:y="12.739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98;p13" draw:style-name="gr9" draw:text-style-name="P4" draw:layer="layout" svg:width="3.135cm" svg:height="1.199cm" svg:x="11.708cm" svg:y="14.432cm">
          <text:p text:style-name="P5"><text:span text:style-name="T4">«component»</text:span></text:p>
          <text:p text:style-name="P5"><text:span text:style-name="T5"/></text:p>
          <text:p text:style-name="P5"><text:span text:style-name="T6">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9;p13">
          <draw:custom-shape draw:name="Google Shape;100;p13" draw:style-name="gr2" draw:text-style-name="P4" draw:layer="layout" svg:width="0.27cm" svg:height="0.27cm" svg:x="10.944cm" svg:y="14.432cm">
            <text:p text:style-name="P1"/>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p13" draw:style-name="gr10" draw:text-style-name="P6" draw:layer="layout" svg:width="0.493cm" svg:height="0.001cm" draw:transform="rotate (-3.14159265358979) translate (11.708cm 14.567cm)">
            <text:p/>
            <draw:enhanced-geometry draw:mirror-horizontal="false" draw:mirror-vertical="false" svg:viewBox="0 0 21600 21600" draw:type="mso-spt32" draw:enhanced-path="M 0 0 L 21600 21600 N"/>
          </draw:custom-shape>
        </draw:g>
        <draw:custom-shape draw:name="Google Shape;102;p13" draw:style-name="gr11" draw:text-style-name="P7" draw:layer="layout" svg:width="1.593cm" svg:height="0.38cm" svg:x="10.138cm" svg:y="14.802cm">
          <text:p text:style-name="P1"><text:span text:style-name="T7">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3" draw:style-name="gr12" draw:text-style-name="P6" draw:layer="layout" svg:width="0.694cm" svg:height="1.143cm" svg:x="10.415cm" svg:y="13.445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104;p13" draw:style-name="gr11" draw:text-style-name="P7" draw:layer="layout" svg:width="1.933cm" svg:height="0.457cm" svg:x="11.108cm" svg:y="19.9cm">
          <text:p text:style-name="P1"><text:span text:style-name="T7">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3" draw:style-name="gr11" draw:text-style-name="P7" draw:layer="layout" svg:width="1.868cm" svg:height="0.444cm" svg:x="12.829cm" svg:y="19.777cm">
          <text:p text:style-name="P1"><text:span text:style-name="T7">Interface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3" draw:style-name="gr9" draw:text-style-name="P4" draw:layer="layout" svg:width="3.01cm" svg:height="1.341cm" svg:x="10.364cm" svg:y="18.352cm">
          <text:p text:style-name="P5"><text:span text:style-name="T4">«component»</text:span></text:p>
          <text:p text:style-name="P5"><text:span text:style-name="T8"/></text:p>
          <text:p text:style-name="P5"><text:span text:style-name="T6">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3" draw:style-name="gr10" draw:text-style-name="P6" draw:layer="layout" svg:width="0.001cm" svg:height="0.599cm" svg:x="12.731cm" svg:y="19.703cm">
          <text:p/>
          <draw:enhanced-geometry draw:mirror-horizontal="false" draw:mirror-vertical="false" svg:viewBox="0 0 21600 21600" draw:type="mso-spt32" draw:enhanced-path="M 0 0 L 21600 21600 N"/>
        </draw:custom-shape>
        <draw:custom-shape draw:name="Google Shape;108;p13" draw:style-name="gr2" draw:text-style-name="P4" draw:layer="layout" svg:width="0.471cm" svg:height="0.448cm" svg:x="12.496cm" svg:y="20.311cm">
          <text:p text:style-name="P1"/>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9;p13" draw:style-name="gr10" draw:text-style-name="P6" draw:layer="layout" svg:width="0.001cm" svg:height="0.599cm" svg:x="11.18cm" svg:y="19.703cm">
          <text:p/>
          <draw:enhanced-geometry draw:mirror-horizontal="false" draw:mirror-vertical="false" svg:viewBox="0 0 21600 21600" draw:type="mso-spt32" draw:enhanced-path="M 0 0 L 21600 21600 N"/>
        </draw:custom-shape>
        <draw:custom-shape draw:name="Google Shape;110;p13" draw:style-name="gr10" draw:text-style-name="P6" draw:layer="layout" svg:width="0.47cm" svg:height="0.214cm" svg:x="10.949cm" svg:y="20.302cm">
          <text:p/>
          <draw:enhanced-geometry draw:mirror-horizontal="fals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111;p13" draw:style-name="gr11" draw:text-style-name="P7" draw:layer="layout" svg:width="1.582cm" svg:height="0.444cm" svg:x="4.275cm" svg:y="19.873cm">
          <text:p text:style-name="P1"><text:span text:style-name="T7">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3" draw:style-name="gr9" draw:text-style-name="P4" draw:layer="layout" svg:width="2.86cm" svg:height="1.341cm" svg:x="4.379cm" svg:y="18.313cm">
          <text:p text:style-name="P5"><text:span text:style-name="T4">«component»</text:span></text:p>
          <text:p text:style-name="P5"><text:span text:style-name="T8"/></text:p>
          <text:p text:style-name="P5"><text:span text:style-name="T6">Componente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3" draw:style-name="gr10" draw:text-style-name="P6" draw:layer="layout" svg:width="0.001cm" svg:height="0.599cm" svg:x="5.857cm" svg:y="19.669cm">
          <text:p/>
          <draw:enhanced-geometry draw:mirror-horizontal="false" draw:mirror-vertical="false" svg:viewBox="0 0 21600 21600" draw:type="mso-spt32" draw:enhanced-path="M 0 0 L 21600 21600 N"/>
        </draw:custom-shape>
        <draw:custom-shape draw:name="Google Shape;114;p13" draw:style-name="gr2" draw:text-style-name="P4" draw:layer="layout" svg:width="0.471cm" svg:height="0.448cm" svg:x="5.622cm" svg:y="20.278cm">
          <text:p text:style-name="P1"/>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15;p13" draw:style-name="gr2" draw:text-style-name="P4" draw:layer="layout" svg:width="0.363cm" svg:height="0.377cm" svg:x="4.883cm" svg:y="17.98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3" draw:style-name="gr11" draw:text-style-name="P7" draw:layer="layout" svg:width="1.186cm" svg:height="0.444cm" svg:x="4.542cm" svg:y="17.532cm">
          <text:p text:style-name="P1"><text:span text:style-name="T7">Pro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3" draw:style-name="gr2" draw:text-style-name="P4" draw:layer="layout" svg:width="0.363cm" svg:height="0.377cm" svg:x="6.435cm" svg:y="17.98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3" draw:style-name="gr11" draw:text-style-name="P7" draw:layer="layout" svg:width="1.186cm" svg:height="0.444cm" svg:x="6.094cm" svg:y="17.532cm">
          <text:p text:style-name="P1"><text:span text:style-name="T7">Prop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3" draw:style-name="gr13" draw:text-style-name="P8" draw:layer="layout" svg:width="11.361cm" svg:height="0.789cm" svg:x="3.878cm" svg:y="20.801cm">
          <text:p text:style-name="P5"><text:span text:style-name="T9">Barr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3" draw:style-name="gr9" draw:text-style-name="P4" draw:layer="layout" svg:width="2.742cm" svg:height="1.341cm" svg:x="7.947cm" svg:y="22.698cm">
          <text:p text:style-name="P5"><text:span text:style-name="T4">«component»</text:span></text:p>
          <text:p text:style-name="P5"><text:span text:style-name="T8"/></text:p>
          <text:p text:style-name="P5"><text:span text:style-name="T6">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3" draw:style-name="gr10" draw:text-style-name="P6" draw:layer="layout" svg:width="0.001cm" svg:height="0.599cm" draw:transform="rotate (-3.14159265358979) translate (10.05cm 22.698cm)">
          <text:p/>
          <draw:enhanced-geometry draw:mirror-horizontal="false" draw:mirror-vertical="false" svg:viewBox="0 0 21600 21600" draw:type="mso-spt32" draw:enhanced-path="M 0 0 L 21600 21600 N"/>
        </draw:custom-shape>
        <draw:custom-shape draw:name="Google Shape;122;p13" draw:style-name="gr2" draw:text-style-name="P4" draw:layer="layout" svg:width="0.471cm" svg:height="0.448cm" draw:transform="rotate (-3.14159265358979) translate (10.285cm 22.09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23;p13" draw:style-name="gr10" draw:text-style-name="P6" draw:layer="layout" svg:width="0.001cm" svg:height="0.599cm" draw:transform="rotate (-3.14159265358979) translate (8.5cm 22.698cm)">
          <text:p/>
          <draw:enhanced-geometry draw:mirror-horizontal="false" draw:mirror-vertical="false" svg:viewBox="0 0 21600 21600" draw:type="mso-spt32" draw:enhanced-path="M 0 0 L 21600 21600 N"/>
        </draw:custom-shape>
        <draw:custom-shape draw:name="Google Shape;124;p13" draw:style-name="gr10" draw:text-style-name="P6" draw:layer="layout" svg:width="0.47cm" svg:height="0.214cm" draw:transform="rotate (-3.14159265358979) translate (8.74cm 22.098cm)">
          <text:p/>
          <draw:enhanced-geometry draw:mirror-horizontal="true" draw:mirror-vertical="false" drawooo:sub-view-size="17526 8001" draw:text-areas="0 0 ?f0 ?f1" svg:viewBox="0 0 0 0" draw:type="ooxml-non-primitive" draw:enhanced-path="M 0 8001 L 8573 0 17526 7810 N">
            <draw:equation draw:name="f0" draw:formula="logwidth"/>
            <draw:equation draw:name="f1" draw:formula="logheight"/>
          </draw:enhanced-geometry>
        </draw:custom-shape>
        <draw:custom-shape draw:name="Google Shape;125;p13" draw:style-name="gr11" draw:text-style-name="P7" draw:layer="layout" svg:width="1.933cm" svg:height="0.457cm" svg:x="6.509cm" svg:y="22.024cm">
          <text:p text:style-name="P1"><text:span text:style-name="T7">Interfac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13" draw:style-name="gr11" draw:text-style-name="P7" draw:layer="layout" svg:width="1.868cm" svg:height="0.444cm" svg:x="10.38cm" svg:y="22.082cm">
          <text:p text:style-name="P1"><text:span text:style-name="T7">Interface 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3" draw:style-name="gr2" draw:text-style-name="P4" draw:layer="layout" svg:width="0.363cm" svg:height="0.377cm" svg:x="9.072cm" svg:y="23.9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3" draw:style-name="gr11" draw:text-style-name="P7" draw:layer="layout" svg:width="1.186cm" svg:height="0.444cm" svg:x="8.731cm" svg:y="24.308cm">
          <text:p text:style-name="P1"><text:span text:style-name="T7">Prop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9159738e3c_1_14:notes" draw:style-name="gr14" draw:layer="layout" svg:width="5.714cm" svg:height="9.524cm" svg:x="6.668cm" svg:y="1.905cm" draw:page-number="1" presentation:class="page"/>
          <draw:frame draw:name="Google Shape;52;g9159738e3c_1_14:notes" presentation:style-name="pr2" draw:text-style-name="P9" draw:layer="layout" svg:width="15.239cm" svg:height="11.429cm" svg:x="1.905cm" svg:y="12.065cm" presentation:class="notes" presentation:placeholder="true" presentation:user-transformed="true">
            <draw:text-box/>
          </draw:frame>
        </presentation:notes>
      </draw:page>
      <draw:page draw:name="page2" draw:style-name="dp1" draw:master-page-name="BLANK">
        <draw:custom-shape draw:name="Google Shape;133;p14" draw:style-name="gr4" draw:text-style-name="P4" draw:layer="layout" svg:width="1.417cm" svg:height="0.766cm" svg:x="1.044cm" svg:y="5.223cm">
          <text:p text:style-name="P5"><text:span text:style-name="T3">Escolhe</text:span></text:p>
          <text:p text:style-name="P5"><text:span text:style-name="T3">Ordem de</text:span></text:p>
          <text:p text:style-name="P5"><text:span text:style-name="T3">Listag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4;p14" draw:style-name="gr4" draw:text-style-name="P4" draw:layer="layout" svg:width="1.417cm" svg:height="0.519cm" svg:x="3.953cm" svg:y="5.26cm">
          <text:p text:style-name="P5"><text:span text:style-name="T3">Seleciona</text:span></text:p>
          <text:p text:style-name="P5"><text:span text:style-name="T3">Filtr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5;p14" draw:style-name="gr2" draw:text-style-name="P4" draw:layer="layout" svg:width="0.561cm" svg:height="0.764cm" svg:x="2.832cm" svg:y="3.717cm">
          <text:p text:style-name="P1"/>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36;p14" draw:style-name="gr6" draw:text-style-name="P6" draw:layer="layout" svg:width="0.001cm" svg:height="0.671cm" svg:x="3.112cm" svg:y="3.045cm">
          <text:p/>
          <draw:enhanced-geometry draw:mirror-horizontal="false" draw:mirror-vertical="false" svg:viewBox="0 0 21600 21600" draw:type="mso-spt32" draw:enhanced-path="M 0 0 L 21600 21600 N"/>
        </draw:custom-shape>
        <draw:custom-shape draw:name="Google Shape;137;p14" draw:style-name="gr6" draw:text-style-name="P6" draw:layer="layout" svg:width="1.052cm" svg:height="1.113cm" svg:x="1.773cm" svg:y="4.109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138;p14" draw:style-name="gr6" draw:text-style-name="P6" draw:layer="layout" svg:width="1.221cm" svg:height="1.156cm" svg:x="3.392cm" svg:y="4.103cm">
          <text:p/>
          <draw:enhanced-geometry draw:mirror-horizontal="fals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139;p14" draw:style-name="gr6" draw:text-style-name="P6" draw:layer="layout" svg:width="0.001cm" svg:height="0.74cm" svg:x="3.135cm" svg:y="7.065cm">
          <text:p/>
          <draw:enhanced-geometry draw:mirror-horizontal="false" draw:mirror-vertical="false" svg:viewBox="0 0 21600 21600" draw:type="mso-spt32" draw:enhanced-path="M 0 0 L 21600 21600 N"/>
        </draw:custom-shape>
        <draw:custom-shape draw:name="Google Shape;140;p14" draw:style-name="gr7" draw:text-style-name="P7" draw:layer="layout" svg:width="1.759cm" svg:height="0.401cm" svg:x="1.888cm" svg:y="4.327cm">
          <text:p text:style-name="P1"><text:span text:style-name="T3">escolher</text:span></text:p>
          <text:p text:style-name="P1"><text:span text:style-name="T3">ord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4" draw:style-name="gr7" draw:text-style-name="P7" draw:layer="layout" svg:width="1.759cm" svg:height="0.766cm" svg:x="3.044cm" svg:y="4.326cm">
          <text:p text:style-name="P1"><text:span text:style-name="T3">detalhar</text:span></text:p>
          <text:p text:style-name="P1"><text:span text:style-name="T3">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14" draw:style-name="gr7" draw:text-style-name="P7" draw:layer="layout" svg:width="1.417cm" svg:height="0.764cm" svg:x="4.58cm" svg:y="4.337cm">
          <text:p text:style-name="P1"><text:span text:style-name="T3">selecionar</text:span></text:p>
          <text:p text:style-name="P1"><text:span text:style-name="T3">fil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4" draw:style-name="gr4" draw:text-style-name="P4" draw:layer="layout" svg:width="1.277cm" svg:height="0.519cm" svg:x="2.498cm" svg:y="2.545cm">
          <text:p text:style-name="P5"><text:span text:style-name="T3">Lista</text:span></text:p>
          <text:p text:style-name="P5"><text:span text:style-name="T3">Produt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4;p14" draw:style-name="gr8" draw:text-style-name="P6" draw:layer="layout" svg:width="0.001cm" svg:height="0.74cm" draw:transform="rotate (-3.14159265358979) translate (3.112cm 1.08cm)">
          <text:p/>
          <draw:enhanced-geometry draw:mirror-horizontal="false" draw:mirror-vertical="false" svg:viewBox="0 0 21600 21600" draw:type="mso-spt32" draw:enhanced-path="M 0 0 L 21600 21600 N"/>
        </draw:custom-shape>
        <draw:custom-shape draw:name="Google Shape;145;p14" draw:style-name="gr2" draw:text-style-name="P4" draw:layer="layout" svg:width="0.561cm" svg:height="0.764cm" draw:transform="rotate (-3.14159265358979) translate (3.391cm 1.846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46;p14" draw:style-name="gr8" draw:text-style-name="P6" draw:layer="layout" svg:width="0.001cm" svg:height="0.671cm" draw:transform="rotate (-3.14159265358979) translate (3.11cm 2.517cm)">
          <text:p/>
          <draw:enhanced-geometry draw:mirror-horizontal="true" draw:mirror-vertical="false" svg:viewBox="0 0 21600 21600" draw:type="mso-spt32" draw:enhanced-path="M 0 0 L 21600 21600 N"/>
        </draw:custom-shape>
        <draw:custom-shape draw:name="Google Shape;147;p14" draw:style-name="gr6" draw:text-style-name="P6" draw:layer="layout" svg:width="2.565cm" svg:height="3.836cm" svg:x="3.4cm" svg:y="1.711cm">
          <text:p/>
          <draw:enhanced-geometry draw:mirror-horizontal="false" draw:mirror-vertical="false" drawooo:sub-view-size="36957 57531" draw:text-areas="0 0 ?f0 ?f1" svg:viewBox="0 0 0 0" draw:type="ooxml-non-primitive" draw:enhanced-path="M 28956 57531 L 36957 57531 36957 0 0 0 N">
            <draw:equation draw:name="f0" draw:formula="logwidth"/>
            <draw:equation draw:name="f1" draw:formula="logheight"/>
          </draw:enhanced-geometry>
        </draw:custom-shape>
        <draw:custom-shape draw:name="Google Shape;148;p14" draw:style-name="gr6" draw:text-style-name="P6" draw:layer="layout" svg:width="2.301cm" svg:height="4.232cm" svg:x="0.529cm" svg:y="1.407cm">
          <text:p/>
          <draw:enhanced-geometry draw:mirror-horizontal="false" draw:mirror-vertical="false" drawooo:sub-view-size="33147 60960" draw:text-areas="0 0 ?f0 ?f1" svg:viewBox="0 0 0 0" draw:type="ooxml-non-primitive" draw:enhanced-path="M 7430 60960 L 0 60960 0 0 33147 0 N">
            <draw:equation draw:name="f0" draw:formula="logwidth"/>
            <draw:equation draw:name="f1" draw:formula="logheight"/>
          </draw:enhanced-geometry>
        </draw:custom-shape>
        <draw:custom-shape draw:name="Google Shape;149;p14" draw:style-name="gr2" draw:text-style-name="P4" draw:layer="layout" svg:width="0.561cm" svg:height="0.764cm" svg:x="2.843cm" svg:y="8.989cm">
          <text:p text:style-name="P1"/>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50;p14" draw:style-name="gr6" draw:text-style-name="P6" draw:layer="layout" svg:width="0.001cm" svg:height="0.671cm" svg:x="3.123cm" svg:y="8.318cm">
          <text:p/>
          <draw:enhanced-geometry draw:mirror-horizontal="false" draw:mirror-vertical="false" svg:viewBox="0 0 21600 21600" draw:type="mso-spt32" draw:enhanced-path="M 0 0 L 21600 21600 N"/>
        </draw:custom-shape>
        <draw:custom-shape draw:name="Google Shape;151;p14" draw:style-name="gr4" draw:text-style-name="P4" draw:layer="layout" svg:width="1.193cm" svg:height="0.519cm" svg:x="2.498cm" svg:y="7.843cm">
          <text:p text:style-name="P5"><text:span text:style-name="T3">Detalha</text:span></text:p>
          <text:p text:style-name="P5"><text:span text:style-name="T3">Produt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2;p14" draw:style-name="gr6" draw:text-style-name="P6" draw:layer="layout" svg:width="2.936cm" svg:height="7.977cm" svg:x="3.466cm" svg:y="1.407cm">
          <text:p/>
          <draw:enhanced-geometry draw:mirror-horizontal="false" draw:mirror-vertical="false" drawooo:sub-view-size="42292 114878" draw:text-areas="0 0 ?f0 ?f1" svg:viewBox="0 0 0 0" draw:type="ooxml-non-primitive" draw:enhanced-path="M 696 114878 L 42292 114878 42292 0 0 571 N">
            <draw:equation draw:name="f0" draw:formula="logwidth"/>
            <draw:equation draw:name="f1" draw:formula="logheight"/>
          </draw:enhanced-geometry>
        </draw:custom-shape>
        <draw:custom-shape draw:name="Google Shape;153;p14" draw:style-name="gr7" draw:text-style-name="P7" draw:layer="layout" svg:width="1.417cm" svg:height="0.519cm" svg:x="3.415cm" svg:y="8.686cm">
          <text:p text:style-name="P1"><text:span text:style-name="T3">retor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4" draw:style-name="gr7" draw:text-style-name="P7" draw:layer="layout" svg:width="1.417cm" svg:height="0.519cm" svg:x="3.215cm" svg:y="9.572cm">
          <text:p text:style-name="P1"><text:span text:style-name="T3">comp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4" draw:style-name="gr2" draw:text-style-name="P4" draw:layer="layout" svg:width="0.561cm" svg:height="0.764cm" draw:transform="rotate (-3.14159265358979) translate (3.413cm 7.277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56;p14" draw:style-name="gr6" draw:text-style-name="P6" draw:layer="layout" svg:width="0.029cm" svg:height="2.092cm" svg:x="3.105cm" svg:y="4.418cm">
          <text:p/>
          <draw:enhanced-geometry draw:mirror-horizontal="false" draw:mirror-vertical="false" svg:viewBox="0 0 21600 21600" draw:type="mso-spt32" draw:enhanced-path="M 0 0 L 21600 21600 N"/>
        </draw:custom-shape>
        <draw:custom-shape draw:name="Google Shape;157;p14" draw:style-name="gr6" draw:text-style-name="P6" draw:layer="layout" svg:width="2.301cm" svg:height="4.113cm" svg:x="0.62cm" svg:y="6.837cm">
          <text:p/>
          <draw:enhanced-geometry draw:mirror-horizontal="false" draw:mirror-vertical="false" drawooo:sub-view-size="33147 60960" draw:text-areas="0 0 ?f0 ?f1" svg:viewBox="0 0 0 0" draw:type="ooxml-non-primitive" draw:enhanced-path="M 7430 60960 L 0 60960 0 0 33147 0 N">
            <draw:equation draw:name="f0" draw:formula="logwidth"/>
            <draw:equation draw:name="f1" draw:formula="logheight"/>
          </draw:enhanced-geometry>
        </draw:custom-shape>
        <draw:custom-shape draw:name="Google Shape;158;p14" draw:style-name="gr4" draw:text-style-name="P4" draw:layer="layout" svg:width="1.759cm" svg:height="0.671cm" svg:x="0.923cm" svg:y="10.587cm">
          <text:p text:style-name="P5"><text:span text:style-name="T3">Escolhe Característica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9;p14" draw:style-name="gr6" draw:text-style-name="P6" draw:layer="layout" svg:width="1.052cm" svg:height="1.113cm" svg:x="1.814cm" svg:y="9.399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160;p14" draw:style-name="gr7" draw:text-style-name="P7" draw:layer="layout" svg:width="1.759cm" svg:height="0.401cm" svg:x="1.612cm" svg:y="9.406cm">
          <text:p text:style-name="P1"><text:span text:style-name="T3">escolher</text:span></text:p>
          <text:p text:style-name="P1"><text:span text:style-name="T3">caracterís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14" draw:style-name="gr4" draw:text-style-name="P4" draw:layer="layout" svg:width="1.417cm" svg:height="0.561cm" svg:x="4.515cm" svg:y="12.438cm">
          <text:p text:style-name="P5"><text:span text:style-name="T3">Mostra</text:span></text:p>
          <text:p text:style-name="P5"><text:span text:style-name="T3">Carrinh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2;p14" draw:style-name="gr6" draw:text-style-name="P6" draw:layer="layout" svg:width="2.116cm" svg:height="1.06cm" svg:x="3.122cm" svg:y="9.794cm">
          <text:p/>
          <draw:enhanced-geometry draw:mirror-horizontal="false" draw:mirror-vertical="false" drawooo:sub-view-size="9144 11620" draw:text-areas="0 0 ?f0 ?f1" svg:viewBox="0 0 0 0" draw:type="ooxml-non-primitive" draw:enhanced-path="M 0 0 L 0 4572 9144 4572 9144 11620 N">
            <draw:equation draw:name="f0" draw:formula="logwidth"/>
            <draw:equation draw:name="f1" draw:formula="logheight"/>
          </draw:enhanced-geometry>
        </draw:custom-shape>
        <draw:custom-shape draw:name="Google Shape;163;p14" draw:style-name="gr4" draw:text-style-name="P4" draw:layer="layout" svg:width="1.417cm" svg:height="0.766cm" svg:x="4.594cm" svg:y="15.058cm">
          <text:p text:style-name="P5"><text:span text:style-name="T3">PreencheEndereç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4;p14" draw:style-name="gr4" draw:text-style-name="P4" draw:layer="layout" svg:width="1.581cm" svg:height="0.766cm" svg:x="4.442cm" svg:y="19.863cm">
          <text:p text:style-name="P5"><text:span text:style-name="T3">Preenche Forma de</text:span></text:p>
          <text:p text:style-name="P5"><text:span text:style-name="T3">Pagament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5;p14" draw:style-name="gr4" draw:text-style-name="P4" draw:layer="layout" svg:width="1.417cm" svg:height="0.766cm" svg:x="4.524cm" svg:y="18.275cm">
          <text:p text:style-name="P5"><text:span text:style-name="T3">Calcula</text:span></text:p>
          <text:p text:style-name="P5"><text:span text:style-name="T3">Fre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6;p14" draw:style-name="gr3" draw:text-style-name="P3" draw:layer="layout" svg:width="0.465cm" svg:height="0.465cm" svg:x="2.862cm" svg:y="-0.08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7;p14">
          <draw:custom-shape draw:name="Google Shape;168;p14" draw:style-name="gr2" draw:text-style-name="P4" draw:layer="layout" svg:width="0.465cm" svg:height="0.465cm" svg:x="5cm" svg:y="24.73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p14" draw:style-name="gr3" draw:text-style-name="P3" draw:layer="layout" svg:width="0.351cm" svg:height="0.351cm" svg:x="5.055cm" svg:y="24.78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70;p14" draw:style-name="gr6" draw:text-style-name="P6" draw:layer="layout" svg:width="0.001cm" svg:height="0.671cm" svg:x="5.223cm" svg:y="13.03cm">
          <text:p/>
          <draw:enhanced-geometry draw:mirror-horizontal="false" draw:mirror-vertical="false" svg:viewBox="0 0 21600 21600" draw:type="mso-spt32" draw:enhanced-path="M 0 0 L 21600 21600 N"/>
        </draw:custom-shape>
        <draw:custom-shape draw:name="Google Shape;171;p14" draw:style-name="gr6" draw:text-style-name="P6" draw:layer="layout" svg:width="0.001cm" svg:height="0.74cm" svg:x="5.224cm" svg:y="14.281cm">
          <text:p/>
          <draw:enhanced-geometry draw:mirror-horizontal="false" draw:mirror-vertical="false" svg:viewBox="0 0 21600 21600" draw:type="mso-spt32" draw:enhanced-path="M 0 0 L 21600 21600 N"/>
        </draw:custom-shape>
        <draw:custom-shape draw:name="Google Shape;172;p14" draw:style-name="gr2" draw:text-style-name="P4" draw:layer="layout" svg:width="0.561cm" svg:height="0.764cm" draw:transform="rotate (-3.14159265358979) translate (5.503cm 14.492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73;p14" draw:style-name="gr7" draw:text-style-name="P7" draw:layer="layout" svg:width="1.417cm" svg:height="0.806cm" svg:x="5.223cm" svg:y="14.144cm">
          <text:p text:style-name="P1"><text:span text:style-name="T3">fechar</text:span></text:p>
          <text:p text:style-name="P1"><text:span text:style-name="T3">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14" draw:style-name="gr6" draw:text-style-name="P6" draw:layer="layout" svg:width="3.703cm" svg:height="12.999cm" svg:x="3.387cm" svg:y="1.164cm">
          <text:p/>
          <draw:enhanced-geometry draw:mirror-horizontal="false" draw:mirror-vertical="false" drawooo:sub-view-size="53340 187198" draw:text-areas="0 0 ?f0 ?f1" svg:viewBox="0 0 0 0" draw:type="ooxml-non-primitive" draw:enhanced-path="M 32004 187198 L 53340 186909 52578 0 0 0 N">
            <draw:equation draw:name="f0" draw:formula="logwidth"/>
            <draw:equation draw:name="f1" draw:formula="logheight"/>
          </draw:enhanced-geometry>
        </draw:custom-shape>
        <draw:custom-shape draw:name="Google Shape;175;p14" draw:style-name="gr6" draw:text-style-name="P6" draw:layer="layout" svg:width="0.001cm" svg:height="0.671cm" svg:x="5.232cm" svg:y="19.098cm">
          <text:p/>
          <draw:enhanced-geometry draw:mirror-horizontal="false" draw:mirror-vertical="false" svg:viewBox="0 0 21600 21600" draw:type="mso-spt32" draw:enhanced-path="M 0 0 L 21600 21600 N"/>
        </draw:custom-shape>
        <draw:custom-shape draw:name="Google Shape;176;p14" draw:style-name="gr6" draw:text-style-name="P6" draw:layer="layout" svg:width="0.001cm" svg:height="0.671cm" svg:x="5.223cm" svg:y="15.9cm">
          <text:p/>
          <draw:enhanced-geometry draw:mirror-horizontal="false" draw:mirror-vertical="false" svg:viewBox="0 0 21600 21600" draw:type="mso-spt32" draw:enhanced-path="M 0 0 L 21600 21600 N"/>
        </draw:custom-shape>
        <draw:custom-shape draw:name="Google Shape;177;p14" draw:style-name="gr7" draw:text-style-name="P7" draw:layer="layout" svg:width="1.417cm" svg:height="0.74cm" svg:x="5.413cm" svg:y="13.443cm">
          <text:p text:style-name="P1"><text:span text:style-name="T3">continuar</text:span></text:p>
          <text:p text:style-name="P1"><text:span text:style-name="T3">compra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4" draw:style-name="gr4" draw:text-style-name="P4" draw:layer="layout" svg:width="1.581cm" svg:height="0.766cm" svg:x="4.442cm" svg:y="23.144cm">
          <text:p text:style-name="P5"><text:span text:style-name="T3">Finaliza</text:span></text:p>
          <text:p text:style-name="P5"><text:span text:style-name="T3">Compr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p14" draw:style-name="gr6" draw:text-style-name="P6" draw:layer="layout" svg:width="0.001cm" svg:height="0.671cm" svg:x="5.232cm" svg:y="20.687cm">
          <text:p/>
          <draw:enhanced-geometry draw:mirror-horizontal="false" draw:mirror-vertical="false" svg:viewBox="0 0 21600 21600" draw:type="mso-spt32" draw:enhanced-path="M 0 0 L 21600 21600 N"/>
        </draw:custom-shape>
        <draw:custom-shape draw:name="Google Shape;180;p14" draw:style-name="gr6" draw:text-style-name="P6" draw:layer="layout" svg:width="0.001cm" svg:height="0.671cm" svg:x="5.232cm" svg:y="23.986cm">
          <text:p/>
          <draw:enhanced-geometry draw:mirror-horizontal="false" draw:mirror-vertical="false" svg:viewBox="0 0 21600 21600" draw:type="mso-spt32" draw:enhanced-path="M 0 0 L 21600 21600 N"/>
        </draw:custom-shape>
        <draw:custom-shape draw:name="Google Shape;181;p14" draw:style-name="gr6" draw:text-style-name="P6" draw:layer="layout" svg:width="0.001cm" svg:height="0.74cm" svg:x="5.21cm" svg:y="17.492cm">
          <text:p/>
          <draw:enhanced-geometry draw:mirror-horizontal="false" draw:mirror-vertical="false" svg:viewBox="0 0 21600 21600" draw:type="mso-spt32" draw:enhanced-path="M 0 0 L 21600 21600 N"/>
        </draw:custom-shape>
        <draw:custom-shape draw:name="Google Shape;182;p14" draw:style-name="gr2" draw:text-style-name="P4" draw:layer="layout" svg:width="0.561cm" svg:height="0.764cm" draw:transform="rotate (-3.14159265358979) translate (5.503cm 17.366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83;p14" draw:style-name="gr7" draw:text-style-name="P7" draw:layer="layout" svg:width="1.417cm" svg:height="0.806cm" svg:x="5.174cm" svg:y="17.164cm">
          <text:p text:style-name="P1"><text:span text:style-name="T3">prosseguir</text:span></text:p>
          <text:p text:style-name="P1"><text:span text:style-name="T3">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14" draw:style-name="gr2" draw:text-style-name="P4" draw:layer="layout" svg:width="0.561cm" svg:height="0.764cm" draw:transform="rotate (-3.14159265358979) translate (5.502cm 11.62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85;p14" draw:style-name="gr6" draw:text-style-name="P6" draw:layer="layout" svg:width="0.001cm" svg:height="0.671cm" svg:x="5.232cm" svg:y="11.693cm">
          <text:p/>
          <draw:enhanced-geometry draw:mirror-horizontal="false" draw:mirror-vertical="false" svg:viewBox="0 0 21600 21600" draw:type="mso-spt32" draw:enhanced-path="M 0 0 L 21600 21600 N"/>
        </draw:custom-shape>
        <draw:custom-shape draw:name="Google Shape;186;p14" draw:style-name="gr6" draw:text-style-name="P6" draw:layer="layout" svg:width="0.978cm" svg:height="5.72cm" svg:x="3.814cm" svg:y="11.279cm">
          <text:p/>
          <draw:enhanced-geometry draw:mirror-horizontal="false" draw:mirror-vertical="false" drawooo:sub-view-size="14097 81534" draw:text-areas="0 0 ?f0 ?f1" svg:viewBox="0 0 0 0" draw:type="ooxml-non-primitive" draw:enhanced-path="M 14097 81534 L 0 81534 0 0 14097 0 N">
            <draw:equation draw:name="f0" draw:formula="logwidth"/>
            <draw:equation draw:name="f1" draw:formula="logheight"/>
          </draw:enhanced-geometry>
        </draw:custom-shape>
        <draw:custom-shape draw:name="Google Shape;187;p14" draw:style-name="gr7" draw:text-style-name="P7" draw:layer="layout" svg:width="1.417cm" svg:height="0.519cm" svg:x="3.868cm" svg:y="16.494cm">
          <text:p text:style-name="P1"><text:span text:style-name="T3">retor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14" draw:style-name="gr6" draw:text-style-name="P6" draw:layer="layout" svg:width="0.001cm" svg:height="0.74cm" svg:x="5.239cm" svg:y="22.3cm">
          <text:p/>
          <draw:enhanced-geometry draw:mirror-horizontal="false" draw:mirror-vertical="false" svg:viewBox="0 0 21600 21600" draw:type="mso-spt32" draw:enhanced-path="M 0 0 L 21600 21600 N"/>
        </draw:custom-shape>
        <draw:custom-shape draw:name="Google Shape;189;p14" draw:style-name="gr2" draw:text-style-name="P4" draw:layer="layout" svg:width="0.561cm" svg:height="0.764cm" draw:transform="rotate (-3.14159265358979) translate (5.532cm 22.174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0;p14" draw:style-name="gr7" draw:text-style-name="P7" draw:layer="layout" svg:width="1.417cm" svg:height="0.806cm" svg:x="5.204cm" svg:y="21.973cm">
          <text:p text:style-name="P1"><text:span text:style-name="T3">finalizar</text:span></text:p>
          <text:p text:style-name="P1"><text:span text:style-name="T3">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4" draw:style-name="gr6" draw:text-style-name="P6" draw:layer="layout" svg:width="1.581cm" svg:height="10.952cm" svg:x="3.241cm" svg:y="10.855cm">
          <text:p/>
          <draw:enhanced-geometry draw:mirror-horizontal="false" draw:mirror-vertical="false" drawooo:sub-view-size="14097 81534" draw:text-areas="0 0 ?f0 ?f1" svg:viewBox="0 0 0 0" draw:type="ooxml-non-primitive" draw:enhanced-path="M 14097 81534 L 0 81534 0 0 14097 0 N">
            <draw:equation draw:name="f0" draw:formula="logwidth"/>
            <draw:equation draw:name="f1" draw:formula="logheight"/>
          </draw:enhanced-geometry>
        </draw:custom-shape>
        <draw:custom-shape draw:name="Google Shape;192;p14" draw:style-name="gr7" draw:text-style-name="P7" draw:layer="layout" svg:width="1.417cm" svg:height="0.519cm" svg:x="3.897cm" svg:y="21.302cm">
          <text:p text:style-name="P1"><text:span text:style-name="T3">retor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0;p:notes" draw:style-name="gr14" draw:layer="layout" svg:width="5.714cm" svg:height="9.524cm" svg:x="6.668cm" svg:y="1.905cm" draw:page-number="2" presentation:class="page"/>
          <draw:frame draw:name="Google Shape;131;p:notes" presentation:style-name="pr3" draw:text-style-name="P9" draw:layer="layout" svg:width="15.239cm" svg:height="11.429cm" svg:x="1.905cm" svg:y="12.065cm" presentation:class="notes" presentation:placeholder="true" presentation:user-transformed="true">
            <draw:text-box/>
          </draw:frame>
        </presentation:notes>
      </draw:page>
      <draw:page draw:name="page3" draw:style-name="dp1" draw:master-page-name="TITLE_5f_ONLY" presentation:presentation-page-layout-name="AL1T19">
        <draw:custom-shape draw:name="Google Shape;197;p15" draw:style-name="gr15" draw:text-style-name="P10" draw:layer="layout" svg:width="4.047cm" svg:height="4.656cm" svg:x="7.08cm" svg:y="14.623cm">
          <text:p/>
          <draw:enhanced-geometry draw:mirror-horizontal="false" draw:mirror-vertical="false" drawooo:sub-view-size="58293 67056" draw:text-areas="0 0 ?f0 ?f1" svg:viewBox="0 0 0 0" draw:type="ooxml-non-primitive" draw:enhanced-path="M 18288 1714 L 0 47815 12383 67056 42291 58864 58293 16383 58293 0 Z N">
            <draw:equation draw:name="f0" draw:formula="logwidth"/>
            <draw:equation draw:name="f1" draw:formula="logheight"/>
          </draw:enhanced-geometry>
        </draw:custom-shape>
        <draw:custom-shape draw:name="Google Shape;198;p15" draw:style-name="gr4" draw:text-style-name="P4" draw:layer="layout" svg:width="1.417cm" svg:height="0.766cm" svg:x="1.044cm" svg:y="5.223cm">
          <text:p text:style-name="P5"><text:span text:style-name="T3">Escolhe</text:span></text:p>
          <text:p text:style-name="P5"><text:span text:style-name="T3">Ordem de</text:span></text:p>
          <text:p text:style-name="P5"><text:span text:style-name="T3">Listag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15" draw:style-name="gr4" draw:text-style-name="P4" draw:layer="layout" svg:width="1.417cm" svg:height="0.519cm" svg:x="3.953cm" svg:y="5.26cm">
          <text:p text:style-name="P5"><text:span text:style-name="T3">Seleciona</text:span></text:p>
          <text:p text:style-name="P5"><text:span text:style-name="T3">Filtr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0;p15" draw:style-name="gr2" draw:text-style-name="P4" draw:layer="layout" svg:width="0.561cm" svg:height="0.764cm" svg:x="2.832cm" svg:y="3.717cm">
          <text:p text:style-name="P1"/>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01;p15" draw:style-name="gr6" draw:text-style-name="P6" draw:layer="layout" svg:width="0.001cm" svg:height="0.671cm" svg:x="3.112cm" svg:y="3.045cm">
          <text:p/>
          <draw:enhanced-geometry draw:mirror-horizontal="false" draw:mirror-vertical="false" svg:viewBox="0 0 21600 21600" draw:type="mso-spt32" draw:enhanced-path="M 0 0 L 21600 21600 N"/>
        </draw:custom-shape>
        <draw:custom-shape draw:name="Google Shape;202;p15" draw:style-name="gr6" draw:text-style-name="P6" draw:layer="layout" svg:width="1.052cm" svg:height="1.113cm" svg:x="1.773cm" svg:y="4.109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203;p15" draw:style-name="gr6" draw:text-style-name="P6" draw:layer="layout" svg:width="1.221cm" svg:height="1.156cm" svg:x="3.392cm" svg:y="4.103cm">
          <text:p/>
          <draw:enhanced-geometry draw:mirror-horizontal="fals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204;p15" draw:style-name="gr6" draw:text-style-name="P6" draw:layer="layout" svg:width="0.001cm" svg:height="0.74cm" svg:x="3.135cm" svg:y="7.065cm">
          <text:p/>
          <draw:enhanced-geometry draw:mirror-horizontal="false" draw:mirror-vertical="false" svg:viewBox="0 0 21600 21600" draw:type="mso-spt32" draw:enhanced-path="M 0 0 L 21600 21600 N"/>
        </draw:custom-shape>
        <draw:custom-shape draw:name="Google Shape;205;p15" draw:style-name="gr7" draw:text-style-name="P7" draw:layer="layout" svg:width="1.759cm" svg:height="0.401cm" svg:x="1.888cm" svg:y="4.327cm">
          <text:p text:style-name="P1"><text:span text:style-name="T3">escolher</text:span></text:p>
          <text:p text:style-name="P1"><text:span text:style-name="T3">ord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15" draw:style-name="gr7" draw:text-style-name="P7" draw:layer="layout" svg:width="1.759cm" svg:height="0.766cm" svg:x="3.044cm" svg:y="4.326cm">
          <text:p text:style-name="P1"><text:span text:style-name="T3">detalhar</text:span></text:p>
          <text:p text:style-name="P1"><text:span text:style-name="T3">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15" draw:style-name="gr7" draw:text-style-name="P7" draw:layer="layout" svg:width="1.417cm" svg:height="0.764cm" svg:x="4.58cm" svg:y="4.337cm">
          <text:p text:style-name="P1"><text:span text:style-name="T3">selecionar</text:span></text:p>
          <text:p text:style-name="P1"><text:span text:style-name="T3">fil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5" draw:style-name="gr4" draw:text-style-name="P4" draw:layer="layout" svg:width="1.277cm" svg:height="0.519cm" svg:x="2.498cm" svg:y="2.545cm">
          <text:p text:style-name="P5"><text:span text:style-name="T3">Lista</text:span></text:p>
          <text:p text:style-name="P5"><text:span text:style-name="T3">Produt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9;p15" draw:style-name="gr8" draw:text-style-name="P6" draw:layer="layout" svg:width="0.001cm" svg:height="0.74cm" draw:transform="rotate (-3.14159265358979) translate (3.112cm 1.08cm)">
          <text:p/>
          <draw:enhanced-geometry draw:mirror-horizontal="false" draw:mirror-vertical="false" svg:viewBox="0 0 21600 21600" draw:type="mso-spt32" draw:enhanced-path="M 0 0 L 21600 21600 N"/>
        </draw:custom-shape>
        <draw:custom-shape draw:name="Google Shape;210;p15" draw:style-name="gr2" draw:text-style-name="P4" draw:layer="layout" svg:width="0.561cm" svg:height="0.764cm" draw:transform="rotate (-3.14159265358979) translate (3.391cm 1.846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11;p15" draw:style-name="gr8" draw:text-style-name="P6" draw:layer="layout" svg:width="0.001cm" svg:height="0.671cm" draw:transform="rotate (-3.14159265358979) translate (3.11cm 2.517cm)">
          <text:p/>
          <draw:enhanced-geometry draw:mirror-horizontal="true" draw:mirror-vertical="false" svg:viewBox="0 0 21600 21600" draw:type="mso-spt32" draw:enhanced-path="M 0 0 L 21600 21600 N"/>
        </draw:custom-shape>
        <draw:custom-shape draw:name="Google Shape;212;p15" draw:style-name="gr6" draw:text-style-name="P6" draw:layer="layout" svg:width="2.565cm" svg:height="3.836cm" svg:x="3.4cm" svg:y="1.711cm">
          <text:p/>
          <draw:enhanced-geometry draw:mirror-horizontal="false" draw:mirror-vertical="false" drawooo:sub-view-size="36957 57531" draw:text-areas="0 0 ?f0 ?f1" svg:viewBox="0 0 0 0" draw:type="ooxml-non-primitive" draw:enhanced-path="M 28956 57531 L 36957 57531 36957 0 0 0 N">
            <draw:equation draw:name="f0" draw:formula="logwidth"/>
            <draw:equation draw:name="f1" draw:formula="logheight"/>
          </draw:enhanced-geometry>
        </draw:custom-shape>
        <draw:custom-shape draw:name="Google Shape;213;p15" draw:style-name="gr6" draw:text-style-name="P6" draw:layer="layout" svg:width="2.301cm" svg:height="4.232cm" svg:x="0.529cm" svg:y="1.407cm">
          <text:p/>
          <draw:enhanced-geometry draw:mirror-horizontal="false" draw:mirror-vertical="false" drawooo:sub-view-size="33147 60960" draw:text-areas="0 0 ?f0 ?f1" svg:viewBox="0 0 0 0" draw:type="ooxml-non-primitive" draw:enhanced-path="M 7430 60960 L 0 60960 0 0 33147 0 N">
            <draw:equation draw:name="f0" draw:formula="logwidth"/>
            <draw:equation draw:name="f1" draw:formula="logheight"/>
          </draw:enhanced-geometry>
        </draw:custom-shape>
        <draw:custom-shape draw:name="Google Shape;214;p15" draw:style-name="gr2" draw:text-style-name="P4" draw:layer="layout" svg:width="0.561cm" svg:height="0.764cm" svg:x="2.843cm" svg:y="8.989cm">
          <text:p text:style-name="P1"/>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15;p15" draw:style-name="gr6" draw:text-style-name="P6" draw:layer="layout" svg:width="0.001cm" svg:height="0.671cm" svg:x="3.123cm" svg:y="8.318cm">
          <text:p/>
          <draw:enhanced-geometry draw:mirror-horizontal="false" draw:mirror-vertical="false" svg:viewBox="0 0 21600 21600" draw:type="mso-spt32" draw:enhanced-path="M 0 0 L 21600 21600 N"/>
        </draw:custom-shape>
        <draw:custom-shape draw:name="Google Shape;216;p15" draw:style-name="gr4" draw:text-style-name="P4" draw:layer="layout" svg:width="1.193cm" svg:height="0.519cm" svg:x="2.498cm" svg:y="7.843cm">
          <text:p text:style-name="P5"><text:span text:style-name="T3">Detalha</text:span></text:p>
          <text:p text:style-name="P5"><text:span text:style-name="T3">Produt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7;p15" draw:style-name="gr6" draw:text-style-name="P6" draw:layer="layout" svg:width="2.936cm" svg:height="7.977cm" svg:x="3.466cm" svg:y="1.407cm">
          <text:p/>
          <draw:enhanced-geometry draw:mirror-horizontal="false" draw:mirror-vertical="false" drawooo:sub-view-size="42292 114878" draw:text-areas="0 0 ?f0 ?f1" svg:viewBox="0 0 0 0" draw:type="ooxml-non-primitive" draw:enhanced-path="M 696 114878 L 42292 114878 42292 0 0 571 N">
            <draw:equation draw:name="f0" draw:formula="logwidth"/>
            <draw:equation draw:name="f1" draw:formula="logheight"/>
          </draw:enhanced-geometry>
        </draw:custom-shape>
        <draw:custom-shape draw:name="Google Shape;218;p15" draw:style-name="gr7" draw:text-style-name="P7" draw:layer="layout" svg:width="1.417cm" svg:height="0.519cm" svg:x="3.415cm" svg:y="8.686cm">
          <text:p text:style-name="P1"><text:span text:style-name="T3">retor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15" draw:style-name="gr7" draw:text-style-name="P7" draw:layer="layout" svg:width="1.417cm" svg:height="0.519cm" svg:x="3.215cm" svg:y="9.572cm">
          <text:p text:style-name="P1"><text:span text:style-name="T3">comp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15" draw:style-name="gr2" draw:text-style-name="P4" draw:layer="layout" svg:width="0.561cm" svg:height="0.764cm" draw:transform="rotate (-3.14159265358979) translate (3.413cm 7.277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21;p15" draw:style-name="gr6" draw:text-style-name="P6" draw:layer="layout" svg:width="0.029cm" svg:height="2.092cm" svg:x="3.105cm" svg:y="4.418cm">
          <text:p/>
          <draw:enhanced-geometry draw:mirror-horizontal="false" draw:mirror-vertical="false" svg:viewBox="0 0 21600 21600" draw:type="mso-spt32" draw:enhanced-path="M 0 0 L 21600 21600 N"/>
        </draw:custom-shape>
        <draw:custom-shape draw:name="Google Shape;222;p15" draw:style-name="gr6" draw:text-style-name="P6" draw:layer="layout" svg:width="2.301cm" svg:height="4.113cm" svg:x="0.62cm" svg:y="6.837cm">
          <text:p/>
          <draw:enhanced-geometry draw:mirror-horizontal="false" draw:mirror-vertical="false" drawooo:sub-view-size="33147 60960" draw:text-areas="0 0 ?f0 ?f1" svg:viewBox="0 0 0 0" draw:type="ooxml-non-primitive" draw:enhanced-path="M 7430 60960 L 0 60960 0 0 33147 0 N">
            <draw:equation draw:name="f0" draw:formula="logwidth"/>
            <draw:equation draw:name="f1" draw:formula="logheight"/>
          </draw:enhanced-geometry>
        </draw:custom-shape>
        <draw:custom-shape draw:name="Google Shape;223;p15" draw:style-name="gr4" draw:text-style-name="P4" draw:layer="layout" svg:width="1.759cm" svg:height="0.671cm" svg:x="0.923cm" svg:y="10.587cm">
          <text:p text:style-name="P5"><text:span text:style-name="T3">Escolhe Característica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4;p15" draw:style-name="gr6" draw:text-style-name="P6" draw:layer="layout" svg:width="1.052cm" svg:height="1.113cm" svg:x="1.814cm" svg:y="9.399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225;p15" draw:style-name="gr7" draw:text-style-name="P7" draw:layer="layout" svg:width="1.759cm" svg:height="0.401cm" svg:x="1.612cm" svg:y="9.406cm">
          <text:p text:style-name="P1"><text:span text:style-name="T3">escolher</text:span></text:p>
          <text:p text:style-name="P1"><text:span text:style-name="T3">caracterís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15" draw:style-name="gr4" draw:text-style-name="P4" draw:layer="layout" svg:width="1.417cm" svg:height="0.561cm" svg:x="4.515cm" svg:y="12.438cm">
          <text:p text:style-name="P5"><text:span text:style-name="T3">Mostra</text:span></text:p>
          <text:p text:style-name="P5"><text:span text:style-name="T3">Carrinh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7;p15" draw:style-name="gr6" draw:text-style-name="P6" draw:layer="layout" svg:width="2.116cm" svg:height="1.06cm" svg:x="3.122cm" svg:y="9.794cm">
          <text:p/>
          <draw:enhanced-geometry draw:mirror-horizontal="false" draw:mirror-vertical="false" drawooo:sub-view-size="9144 11620" draw:text-areas="0 0 ?f0 ?f1" svg:viewBox="0 0 0 0" draw:type="ooxml-non-primitive" draw:enhanced-path="M 0 0 L 0 4572 9144 4572 9144 11620 N">
            <draw:equation draw:name="f0" draw:formula="logwidth"/>
            <draw:equation draw:name="f1" draw:formula="logheight"/>
          </draw:enhanced-geometry>
        </draw:custom-shape>
        <draw:custom-shape draw:name="Google Shape;228;p15" draw:style-name="gr4" draw:text-style-name="P4" draw:layer="layout" svg:width="1.417cm" svg:height="0.766cm" svg:x="4.594cm" svg:y="15.058cm">
          <text:p text:style-name="P5"><text:span text:style-name="T3">PreencheEndereç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9;p15" draw:style-name="gr4" draw:text-style-name="P4" draw:layer="layout" svg:width="1.581cm" svg:height="0.766cm" svg:x="4.442cm" svg:y="19.863cm">
          <text:p text:style-name="P5"><text:span text:style-name="T3">Preenche Forma de</text:span></text:p>
          <text:p text:style-name="P5"><text:span text:style-name="T3">Pagament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0;p15" draw:style-name="gr4" draw:text-style-name="P4" draw:layer="layout" svg:width="1.417cm" svg:height="0.766cm" svg:x="4.524cm" svg:y="18.275cm">
          <text:p text:style-name="P5"><text:span text:style-name="T3">Calcula</text:span></text:p>
          <text:p text:style-name="P5"><text:span text:style-name="T3">Fre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1;p15" draw:style-name="gr3" draw:text-style-name="P3" draw:layer="layout" svg:width="0.465cm" svg:height="0.465cm" svg:x="2.862cm" svg:y="-0.08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32;p15">
          <draw:custom-shape draw:name="Google Shape;233;p15" draw:style-name="gr2" draw:text-style-name="P4" draw:layer="layout" svg:width="0.465cm" svg:height="0.465cm" svg:x="5cm" svg:y="24.73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4;p15" draw:style-name="gr3" draw:text-style-name="P3" draw:layer="layout" svg:width="0.351cm" svg:height="0.351cm" svg:x="5.055cm" svg:y="24.78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35;p15" draw:style-name="gr6" draw:text-style-name="P6" draw:layer="layout" svg:width="0.001cm" svg:height="0.671cm" svg:x="5.223cm" svg:y="13.03cm">
          <text:p/>
          <draw:enhanced-geometry draw:mirror-horizontal="false" draw:mirror-vertical="false" svg:viewBox="0 0 21600 21600" draw:type="mso-spt32" draw:enhanced-path="M 0 0 L 21600 21600 N"/>
        </draw:custom-shape>
        <draw:custom-shape draw:name="Google Shape;236;p15" draw:style-name="gr6" draw:text-style-name="P6" draw:layer="layout" svg:width="0.001cm" svg:height="0.74cm" svg:x="5.224cm" svg:y="14.281cm">
          <text:p/>
          <draw:enhanced-geometry draw:mirror-horizontal="false" draw:mirror-vertical="false" svg:viewBox="0 0 21600 21600" draw:type="mso-spt32" draw:enhanced-path="M 0 0 L 21600 21600 N"/>
        </draw:custom-shape>
        <draw:custom-shape draw:name="Google Shape;237;p15" draw:style-name="gr2" draw:text-style-name="P4" draw:layer="layout" svg:width="0.561cm" svg:height="0.764cm" draw:transform="rotate (-3.14159265358979) translate (5.503cm 14.492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38;p15" draw:style-name="gr7" draw:text-style-name="P7" draw:layer="layout" svg:width="1.417cm" svg:height="0.806cm" svg:x="5.223cm" svg:y="14.144cm">
          <text:p text:style-name="P1"><text:span text:style-name="T3">fechar</text:span></text:p>
          <text:p text:style-name="P1"><text:span text:style-name="T3">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15" draw:style-name="gr6" draw:text-style-name="P6" draw:layer="layout" svg:width="3.703cm" svg:height="12.999cm" svg:x="3.387cm" svg:y="1.164cm">
          <text:p/>
          <draw:enhanced-geometry draw:mirror-horizontal="false" draw:mirror-vertical="false" drawooo:sub-view-size="53340 187198" draw:text-areas="0 0 ?f0 ?f1" svg:viewBox="0 0 0 0" draw:type="ooxml-non-primitive" draw:enhanced-path="M 32004 187198 L 53340 186909 52578 0 0 0 N">
            <draw:equation draw:name="f0" draw:formula="logwidth"/>
            <draw:equation draw:name="f1" draw:formula="logheight"/>
          </draw:enhanced-geometry>
        </draw:custom-shape>
        <draw:custom-shape draw:name="Google Shape;240;p15" draw:style-name="gr6" draw:text-style-name="P6" draw:layer="layout" svg:width="0.001cm" svg:height="0.671cm" svg:x="5.232cm" svg:y="19.098cm">
          <text:p/>
          <draw:enhanced-geometry draw:mirror-horizontal="false" draw:mirror-vertical="false" svg:viewBox="0 0 21600 21600" draw:type="mso-spt32" draw:enhanced-path="M 0 0 L 21600 21600 N"/>
        </draw:custom-shape>
        <draw:custom-shape draw:name="Google Shape;241;p15" draw:style-name="gr6" draw:text-style-name="P6" draw:layer="layout" svg:width="0.001cm" svg:height="0.671cm" svg:x="5.223cm" svg:y="15.9cm">
          <text:p/>
          <draw:enhanced-geometry draw:mirror-horizontal="false" draw:mirror-vertical="false" svg:viewBox="0 0 21600 21600" draw:type="mso-spt32" draw:enhanced-path="M 0 0 L 21600 21600 N"/>
        </draw:custom-shape>
        <draw:custom-shape draw:name="Google Shape;242;p15" draw:style-name="gr7" draw:text-style-name="P7" draw:layer="layout" svg:width="1.417cm" svg:height="0.519cm" svg:x="5.413cm" svg:y="13.443cm">
          <text:p text:style-name="P1"><text:span text:style-name="T3">retor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15" draw:style-name="gr4" draw:text-style-name="P4" draw:layer="layout" svg:width="1.581cm" svg:height="0.766cm" svg:x="4.442cm" svg:y="23.144cm">
          <text:p text:style-name="P5"><text:span text:style-name="T3">Finaliza</text:span></text:p>
          <text:p text:style-name="P5"><text:span text:style-name="T3">Compr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4;p15" draw:style-name="gr6" draw:text-style-name="P6" draw:layer="layout" svg:width="0.001cm" svg:height="0.671cm" svg:x="5.232cm" svg:y="20.687cm">
          <text:p/>
          <draw:enhanced-geometry draw:mirror-horizontal="false" draw:mirror-vertical="false" svg:viewBox="0 0 21600 21600" draw:type="mso-spt32" draw:enhanced-path="M 0 0 L 21600 21600 N"/>
        </draw:custom-shape>
        <draw:custom-shape draw:name="Google Shape;245;p15" draw:style-name="gr6" draw:text-style-name="P6" draw:layer="layout" svg:width="0.001cm" svg:height="0.671cm" svg:x="5.232cm" svg:y="23.986cm">
          <text:p/>
          <draw:enhanced-geometry draw:mirror-horizontal="false" draw:mirror-vertical="false" svg:viewBox="0 0 21600 21600" draw:type="mso-spt32" draw:enhanced-path="M 0 0 L 21600 21600 N"/>
        </draw:custom-shape>
        <draw:custom-shape draw:name="Google Shape;246;p15" draw:style-name="gr6" draw:text-style-name="P6" draw:layer="layout" svg:width="0.001cm" svg:height="0.74cm" svg:x="5.21cm" svg:y="17.492cm">
          <text:p/>
          <draw:enhanced-geometry draw:mirror-horizontal="false" draw:mirror-vertical="false" svg:viewBox="0 0 21600 21600" draw:type="mso-spt32" draw:enhanced-path="M 0 0 L 21600 21600 N"/>
        </draw:custom-shape>
        <draw:custom-shape draw:name="Google Shape;247;p15" draw:style-name="gr2" draw:text-style-name="P4" draw:layer="layout" svg:width="0.561cm" svg:height="0.764cm" draw:transform="rotate (-3.14159265358979) translate (5.503cm 17.366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48;p15" draw:style-name="gr7" draw:text-style-name="P7" draw:layer="layout" svg:width="1.417cm" svg:height="0.806cm" svg:x="5.174cm" svg:y="17.164cm">
          <text:p text:style-name="P1"><text:span text:style-name="T3">prosseguir</text:span></text:p>
          <text:p text:style-name="P1"><text:span text:style-name="T3">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15" draw:style-name="gr2" draw:text-style-name="P4" draw:layer="layout" svg:width="0.561cm" svg:height="0.764cm" draw:transform="rotate (-3.14159265358979) translate (5.502cm 11.62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50;p15" draw:style-name="gr6" draw:text-style-name="P6" draw:layer="layout" svg:width="0.001cm" svg:height="0.671cm" svg:x="5.232cm" svg:y="11.693cm">
          <text:p/>
          <draw:enhanced-geometry draw:mirror-horizontal="false" draw:mirror-vertical="false" svg:viewBox="0 0 21600 21600" draw:type="mso-spt32" draw:enhanced-path="M 0 0 L 21600 21600 N"/>
        </draw:custom-shape>
        <draw:custom-shape draw:name="Google Shape;251;p15" draw:style-name="gr6" draw:text-style-name="P6" draw:layer="layout" svg:width="0.978cm" svg:height="5.72cm" svg:x="3.814cm" svg:y="11.279cm">
          <text:p/>
          <draw:enhanced-geometry draw:mirror-horizontal="false" draw:mirror-vertical="false" drawooo:sub-view-size="14097 81534" draw:text-areas="0 0 ?f0 ?f1" svg:viewBox="0 0 0 0" draw:type="ooxml-non-primitive" draw:enhanced-path="M 14097 81534 L 0 81534 0 0 14097 0 N">
            <draw:equation draw:name="f0" draw:formula="logwidth"/>
            <draw:equation draw:name="f1" draw:formula="logheight"/>
          </draw:enhanced-geometry>
        </draw:custom-shape>
        <draw:custom-shape draw:name="Google Shape;252;p15" draw:style-name="gr7" draw:text-style-name="P7" draw:layer="layout" svg:width="1.417cm" svg:height="0.519cm" svg:x="3.868cm" svg:y="16.494cm">
          <text:p text:style-name="P1"><text:span text:style-name="T3">retor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15" draw:style-name="gr6" draw:text-style-name="P6" draw:layer="layout" svg:width="0.001cm" svg:height="0.74cm" svg:x="5.239cm" svg:y="22.3cm">
          <text:p/>
          <draw:enhanced-geometry draw:mirror-horizontal="false" draw:mirror-vertical="false" svg:viewBox="0 0 21600 21600" draw:type="mso-spt32" draw:enhanced-path="M 0 0 L 21600 21600 N"/>
        </draw:custom-shape>
        <draw:custom-shape draw:name="Google Shape;254;p15" draw:style-name="gr2" draw:text-style-name="P4" draw:layer="layout" svg:width="0.561cm" svg:height="0.764cm" draw:transform="rotate (-3.14159265358979) translate (5.532cm 22.174cm)">
          <text:p text:style-name="P1"/>
          <draw:enhanced-geometry draw:mirror-horizontal="tru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55;p15" draw:style-name="gr7" draw:text-style-name="P7" draw:layer="layout" svg:width="1.417cm" svg:height="0.806cm" svg:x="5.204cm" svg:y="21.973cm">
          <text:p text:style-name="P1"><text:span text:style-name="T3">finalizar</text:span></text:p>
          <text:p text:style-name="P1"><text:span text:style-name="T3">comp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15" draw:style-name="gr6" draw:text-style-name="P6" draw:layer="layout" svg:width="1.581cm" svg:height="10.952cm" svg:x="3.241cm" svg:y="10.855cm">
          <text:p/>
          <draw:enhanced-geometry draw:mirror-horizontal="false" draw:mirror-vertical="false" drawooo:sub-view-size="14097 81534" draw:text-areas="0 0 ?f0 ?f1" svg:viewBox="0 0 0 0" draw:type="ooxml-non-primitive" draw:enhanced-path="M 14097 81534 L 0 81534 0 0 14097 0 N">
            <draw:equation draw:name="f0" draw:formula="logwidth"/>
            <draw:equation draw:name="f1" draw:formula="logheight"/>
          </draw:enhanced-geometry>
        </draw:custom-shape>
        <draw:custom-shape draw:name="Google Shape;257;p15" draw:style-name="gr7" draw:text-style-name="P7" draw:layer="layout" svg:width="1.417cm" svg:height="0.519cm" svg:x="3.897cm" svg:y="21.302cm">
          <text:p text:style-name="P1"><text:span text:style-name="T3">retor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8;p15" presentation:style-name="pr1" draw:text-style-name="P2" draw:layer="layout" svg:width="6.972cm" svg:height="11.311cm" svg:x="7.748cm" svg:y="0.381cm" presentation:class="title" presentation:user-transformed="true">
          <draw:text-box>
            <text:p text:style-name="P1"><text:span text:style-name="T10">Tarefa 1</text:span><text:span text:style-name="T10"><text:line-break/></text:span><text:span text:style-name="T11">Componentes de Negócio</text:span><text:span text:style-name="T11"><text:line-break/></text:span><text:span text:style-name="T11"><text:line-break/></text:span><text:span text:style-name="T12">Delimite partes do diagrama à esquerda que você avalia que deveriam estar dentro de um componente.</text:span></text:p>
          </draw:text-box>
        </draw:frame>
        <draw:custom-shape draw:name="Google Shape;259;p15" draw:style-name="gr2" draw:text-style-name="P4" draw:layer="layout" svg:width="1.417cm" svg:height="0.766cm" svg:x="7.62cm" svg:y="17.677cm">
          <text:p text:style-name="P5"><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0;p15" draw:style-name="gr2" draw:text-style-name="P4" draw:layer="layout" svg:width="1.417cm" svg:height="0.519cm" svg:x="10.529cm" svg:y="17.715cm">
          <text:p text:style-name="P5"><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1;p15" draw:style-name="gr2" draw:text-style-name="P4" draw:layer="layout" svg:width="0.561cm" svg:height="0.764cm" svg:x="9.408cm" svg:y="16.171cm">
          <text:p text:style-name="P1"/>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62;p15" draw:style-name="gr6" draw:text-style-name="P6" draw:layer="layout" svg:width="0.001cm" svg:height="0.671cm" svg:x="9.688cm" svg:y="15.499cm">
          <text:p/>
          <draw:enhanced-geometry draw:mirror-horizontal="false" draw:mirror-vertical="false" svg:viewBox="0 0 21600 21600" draw:type="mso-spt32" draw:enhanced-path="M 0 0 L 21600 21600 N"/>
        </draw:custom-shape>
        <draw:custom-shape draw:name="Google Shape;263;p15" draw:style-name="gr6" draw:text-style-name="P6" draw:layer="layout" svg:width="1.052cm" svg:height="1.113cm" svg:x="8.349cm" svg:y="16.563cm">
          <text:p/>
          <draw:enhanced-geometry draw:mirror-horizontal="false" draw:mirror-vertical="false" drawooo:sub-view-size="13144 34099" draw:text-areas="0 0 ?f0 ?f1" svg:viewBox="0 0 0 0" draw:type="ooxml-non-primitive" draw:enhanced-path="M 13144 0 L 0 0 0 34099 N">
            <draw:equation draw:name="f0" draw:formula="logwidth"/>
            <draw:equation draw:name="f1" draw:formula="logheight"/>
          </draw:enhanced-geometry>
        </draw:custom-shape>
        <draw:custom-shape draw:name="Google Shape;264;p15" draw:style-name="gr6" draw:text-style-name="P6" draw:layer="layout" svg:width="1.221cm" svg:height="1.156cm" svg:x="9.968cm" svg:y="16.557cm">
          <text:p/>
          <draw:enhanced-geometry draw:mirror-horizontal="false" draw:mirror-vertical="false" drawooo:sub-view-size="16954 35433" draw:text-areas="0 0 ?f0 ?f1" svg:viewBox="0 0 0 0" draw:type="ooxml-non-primitive" draw:enhanced-path="M 0 0 L 16954 0 16954 35433 N">
            <draw:equation draw:name="f0" draw:formula="logwidth"/>
            <draw:equation draw:name="f1" draw:formula="logheight"/>
          </draw:enhanced-geometry>
        </draw:custom-shape>
        <draw:custom-shape draw:name="Google Shape;265;p15" draw:style-name="gr2" draw:text-style-name="P4" draw:layer="layout" svg:width="1.277cm" svg:height="0.519cm" svg:x="9.074cm" svg:y="15cm">
          <text:p text:style-name="P5"><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6;p15" draw:style-name="gr6" draw:text-style-name="P6" draw:layer="layout" svg:width="0.029cm" svg:height="2.092cm" svg:x="9.681cm" svg:y="16.873cm">
          <text:p/>
          <draw:enhanced-geometry draw:mirror-horizontal="false" draw:mirror-vertical="false" svg:viewBox="0 0 21600 21600" draw:type="mso-spt32" draw:enhanced-path="M 0 0 L 21600 21600 N"/>
        </draw:custom-shape>
        <draw:custom-shape draw:name="Google Shape;267;p15" draw:style-name="gr9" draw:text-style-name="P4" draw:layer="layout" svg:width="1.581cm" svg:height="0.882cm" svg:x="12.585cm" svg:y="16.305cm">
          <text:p text:style-name="P5"><text:span text:style-name="T13">«component»</text:span></text:p>
          <text:p text:style-name="P5"><text:span text:style-name="T5"/></text:p>
          <text:p text:style-name="P5"><text:span text:style-name="T14">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15" draw:style-name="gr10" draw:text-style-name="P6" draw:layer="layout" svg:width="0.509cm" svg:height="0.001cm" svg:x="14.18cm" svg:y="16.963cm">
          <text:p/>
          <draw:enhanced-geometry draw:mirror-horizontal="false" draw:mirror-vertical="false" svg:viewBox="0 0 21600 21600" draw:type="mso-spt32" draw:enhanced-path="M 0 0 L 21600 21600 N"/>
        </draw:custom-shape>
        <draw:custom-shape draw:name="Google Shape;269;p15" draw:style-name="gr5" draw:text-style-name="P3" draw:layer="layout" svg:width="0.104cm" svg:height="0.203cm" svg:x="14.704cm" svg:y="16.861cm">
          <text:p text:style-name="P1"/>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70;p15" draw:style-name="gr2" draw:text-style-name="P4" draw:layer="layout" svg:width="0.198cm" svg:height="0.198cm" svg:x="14.737cm" svg:y="16.30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1;p15" draw:style-name="gr10" draw:text-style-name="P6" draw:layer="layout" svg:width="0.557cm" svg:height="0.001cm" svg:x="14.18cm" svg:y="16.405cm">
          <text:p/>
          <draw:enhanced-geometry draw:mirror-horizontal="false" draw:mirror-vertical="false" svg:viewBox="0 0 21600 21600" draw:type="mso-spt32" draw:enhanced-path="M 0 0 L 21600 21600 N"/>
        </draw:custom-shape>
        <draw:custom-shape draw:name="Google Shape;272;p15" draw:style-name="gr16" draw:text-style-name="P6" draw:layer="layout" svg:width="1.602cm" svg:height="0.615cm" svg:x="10.982cm" svg:y="16.131cm">
          <text:p/>
          <draw:enhanced-geometry draw:mirror-horizontal="false" draw:mirror-vertical="false" svg:viewBox="0 0 21600 21600" draw:type="mso-spt32" draw:enhanced-path="M 0 0 L 21600 21600 N"/>
        </draw:custom-shape>
        <presentation:notes draw:style-name="dp2">
          <draw:page-thumbnail draw:name="Google Shape;194;g9159738e3c_1_94:notes" draw:style-name="gr14" draw:layer="layout" svg:width="5.714cm" svg:height="9.524cm" svg:x="6.668cm" svg:y="1.905cm" draw:page-number="3" presentation:class="page"/>
          <draw:frame draw:name="Google Shape;195;g9159738e3c_1_94:notes" presentation:style-name="pr4" draw:text-style-name="P9" draw:layer="layout" svg:width="15.239cm" svg:height="11.429cm" svg:x="1.905cm" svg:y="12.065cm" presentation:class="notes" presentation:placeholder="true" presentation:user-transformed="true">
            <draw:text-box/>
          </draw:frame>
        </presentation:notes>
      </draw:page>
      <draw:page draw:name="page4" draw:style-name="dp1" draw:master-page-name="TITLE_5f_ONLY" presentation:presentation-page-layout-name="AL1T19">
        <draw:custom-shape draw:name="Google Shape;277;p16" draw:style-name="gr17" draw:text-style-name="P8" draw:layer="layout" svg:width="5.875cm" svg:height="12.805cm" svg:x="8.296cm" svg:y="12.01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16" draw:style-name="gr17" draw:text-style-name="P8" draw:layer="layout" svg:width="5.875cm" svg:height="12.805cm" svg:x="1.429cm" svg:y="12.01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16" presentation:style-name="pr1" draw:text-style-name="P2" draw:layer="layout" svg:width="6.972cm" svg:height="9.761cm" svg:x="7.748cm" svg:y="0.381cm" presentation:class="title" presentation:user-transformed="true">
          <draw:text-box>
            <text:p text:style-name="P1"><text:span text:style-name="T10">Tarefa 2</text:span><text:span text:style-name="T10"><text:line-break/></text:span><text:span text:style-name="T11">Componentes Técnicos</text:span><text:span text:style-name="T11"><text:line-break/></text:span><text:span text:style-name="T11"><text:line-break/></text:span><text:span text:style-name="T12">Separe os componentes do View daqueles definidos no Controller</text:span></text:p>
          </draw:text-box>
        </draw:frame>
        <draw:custom-shape draw:name="Google Shape;280;p16" draw:style-name="gr9" draw:text-style-name="P4" draw:layer="layout" svg:width="2.742cm" svg:height="1.199cm" svg:x="2.594cm" svg:y="12.951cm">
          <text:p text:style-name="P5"><text:span text:style-name="T4">«component»</text:span></text:p>
          <text:p text:style-name="P5"><text:span text:style-name="T5"/></text:p>
          <text:p text:style-name="P5"><text:span text:style-name="T6">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16" draw:style-name="gr10" draw:text-style-name="P6" draw:layer="layout" svg:width="0.692cm" svg:height="0.001cm" svg:x="5.336cm" svg:y="13.845cm">
          <text:p/>
          <draw:enhanced-geometry draw:mirror-horizontal="false" draw:mirror-vertical="false" svg:viewBox="0 0 21600 21600" draw:type="mso-spt32" draw:enhanced-path="M 0 0 L 21600 21600 N"/>
        </draw:custom-shape>
        <draw:custom-shape draw:name="Google Shape;282;p16" draw:style-name="gr5" draw:text-style-name="P3" draw:layer="layout" svg:width="0.141cm" svg:height="0.276cm" svg:x="6.048cm" svg:y="13.706cm">
          <text:p text:style-name="P1"/>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283;p16" draw:style-name="gr11" draw:text-style-name="P7" draw:layer="layout" svg:width="1.728cm" svg:height="0.408cm" svg:x="5.371cm" svg:y="13.983cm">
          <text:p text:style-name="P1"><text:span text:style-name="T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16" draw:style-name="gr2" draw:text-style-name="P4" draw:layer="layout" svg:width="0.27cm" svg:height="0.27cm" svg:x="6.094cm" svg:y="12.95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5;p16" draw:style-name="gr10" draw:text-style-name="P6" draw:layer="layout" svg:width="0.757cm" svg:height="0.001cm" svg:x="5.336cm" svg:y="13.086cm">
          <text:p/>
          <draw:enhanced-geometry draw:mirror-horizontal="false" draw:mirror-vertical="false" svg:viewBox="0 0 21600 21600" draw:type="mso-spt32" draw:enhanced-path="M 0 0 L 21600 21600 N"/>
        </draw:custom-shape>
        <draw:custom-shape draw:name="Google Shape;286;p16" draw:style-name="gr11" draw:text-style-name="P7" draw:layer="layout" svg:width="1.671cm" svg:height="0.397cm" svg:x="5.336cm" svg:y="13.214cm">
          <text:p text:style-name="P1"><text:span text:style-name="T7">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16" draw:style-name="gr9" draw:text-style-name="P4" draw:layer="layout" svg:width="3.135cm" svg:height="1.199cm" svg:x="9.05cm" svg:y="12.974cm">
          <text:p text:style-name="P5"><text:span text:style-name="T4">«component»</text:span></text:p>
          <text:p text:style-name="P5"><text:span text:style-name="T5"/></text:p>
          <text:p text:style-name="P5"><text:span text:style-name="T6">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8;p16">
          <draw:custom-shape draw:name="Google Shape;289;p16" draw:style-name="gr10" draw:text-style-name="P6" draw:layer="layout" svg:width="0.428cm" svg:height="0.001cm" draw:transform="rotate (-3.14159265358979) translate (9.05cm 13.868cm)">
            <text:p/>
            <draw:enhanced-geometry draw:mirror-horizontal="false" draw:mirror-vertical="false" svg:viewBox="0 0 21600 21600" draw:type="mso-spt32" draw:enhanced-path="M 0 0 L 21600 21600 N"/>
          </draw:custom-shape>
          <draw:custom-shape draw:name="Google Shape;290;p16" draw:style-name="gr5" draw:text-style-name="P3" draw:layer="layout" svg:width="0.141cm" svg:height="0.276cm" svg:x="8.46cm" svg:y="13.73cm">
            <text:p text:style-name="P1"/>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291;p16" draw:style-name="gr11" draw:text-style-name="P7" draw:layer="layout" svg:width="1.671cm" svg:height="0.395cm" svg:x="7.821cm" svg:y="14.185cm">
          <text:p text:style-name="P1"><text:span text:style-name="T7">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2;p16">
          <draw:custom-shape draw:name="Google Shape;293;p16" draw:style-name="gr2" draw:text-style-name="P4" draw:layer="layout" svg:width="0.27cm" svg:height="0.27cm" svg:x="8.285cm" svg:y="12.974cm">
            <text:p text:style-name="P1"/>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p16" draw:style-name="gr10" draw:text-style-name="P6" draw:layer="layout" svg:width="0.493cm" svg:height="0.001cm" draw:transform="rotate (-3.14159265358979) translate (9.05cm 13.11cm)">
            <text:p/>
            <draw:enhanced-geometry draw:mirror-horizontal="false" draw:mirror-vertical="false" svg:viewBox="0 0 21600 21600" draw:type="mso-spt32" draw:enhanced-path="M 0 0 L 21600 21600 N"/>
          </draw:custom-shape>
        </draw:g>
        <draw:custom-shape draw:name="Google Shape;295;p16" draw:style-name="gr11" draw:text-style-name="P7" draw:layer="layout" svg:width="1.671cm" svg:height="0.38cm" svg:x="7.304cm" svg:y="13.227cm">
          <text:p text:style-name="P1"><text:span text:style-name="T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16" draw:style-name="gr12" draw:text-style-name="P6" draw:layer="layout" svg:width="2.238cm" svg:height="0.705cm" svg:x="6.19cm" svg:y="13.163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297;p16" draw:style-name="gr9" draw:text-style-name="P4" draw:layer="layout" svg:width="3.135cm" svg:height="1.199cm" svg:x="9.06cm" svg:y="14.855cm">
          <text:p text:style-name="P5"><text:span text:style-name="T4">«component»</text:span></text:p>
          <text:p text:style-name="P5"><text:span text:style-name="T5"/></text:p>
          <text:p text:style-name="P5"><text:span text:style-name="T6">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8;p16">
          <draw:custom-shape draw:name="Google Shape;299;p16" draw:style-name="gr2" draw:text-style-name="P4" draw:layer="layout" svg:width="0.27cm" svg:height="0.27cm" svg:x="8.295cm" svg:y="14.855cm">
            <text:p text:style-name="P1"/>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0;p16" draw:style-name="gr10" draw:text-style-name="P6" draw:layer="layout" svg:width="0.493cm" svg:height="0.001cm" draw:transform="rotate (-3.14159265358979) translate (9.06cm 14.991cm)">
            <text:p/>
            <draw:enhanced-geometry draw:mirror-horizontal="false" draw:mirror-vertical="false" svg:viewBox="0 0 21600 21600" draw:type="mso-spt32" draw:enhanced-path="M 0 0 L 21600 21600 N"/>
          </draw:custom-shape>
        </draw:g>
        <draw:custom-shape draw:name="Google Shape;301;p16" draw:style-name="gr11" draw:text-style-name="P7" draw:layer="layout" svg:width="1.593cm" svg:height="0.38cm" svg:x="7.49cm" svg:y="15.225cm">
          <text:p text:style-name="P1"><text:span text:style-name="T7">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16" draw:style-name="gr12" draw:text-style-name="P6" draw:layer="layout" svg:width="0.694cm" svg:height="1.143cm" svg:x="7.766cm" svg:y="13.868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303;p16" draw:style-name="gr7" draw:text-style-name="P7" draw:layer="layout" svg:width="4.083cm" svg:height="0.888cm" svg:x="3.016cm" svg:y="10.636cm">
          <text:p text:style-name="P1"><text:span text:style-name="T15">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16" draw:style-name="gr7" draw:text-style-name="P7" draw:layer="layout" svg:width="2.672cm" svg:height="0.888cm" svg:x="9.419cm" svg:y="10.702cm">
          <text:p text:style-name="P1"><text:span text:style-name="T15">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g9159738e3c_1_158:notes" draw:style-name="gr14" draw:layer="layout" svg:width="5.714cm" svg:height="9.524cm" svg:x="6.668cm" svg:y="1.905cm" draw:page-number="4" presentation:class="page"/>
          <draw:frame draw:name="Google Shape;275;g9159738e3c_1_158:notes" presentation:style-name="pr5" draw:text-style-name="P9" draw:layer="layout" svg:width="15.239cm" svg:height="11.429cm" svg:x="1.905cm" svg:y="12.065cm" presentation:class="notes" presentation:placeholder="true" presentation:user-transformed="true">
            <draw:text-box/>
          </draw:frame>
        </presentation:notes>
      </draw:page>
      <draw:page draw:name="page5" draw:style-name="dp1" draw:master-page-name="TITLE_5f_ONLY" presentation:presentation-page-layout-name="AL1T19">
        <draw:custom-shape draw:name="Google Shape;309;p17" draw:style-name="gr17" draw:text-style-name="P8" draw:layer="layout" svg:width="5.875cm" svg:height="12.805cm" svg:x="8.296cm" svg:y="12.01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17" draw:style-name="gr17" draw:text-style-name="P8" draw:layer="layout" svg:width="5.875cm" svg:height="12.805cm" svg:x="1.429cm" svg:y="12.01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1;p17" presentation:style-name="pr1" draw:text-style-name="P2" draw:layer="layout" svg:width="6.972cm" svg:height="9.761cm" svg:x="7.748cm" svg:y="0.381cm" presentation:class="title" presentation:user-transformed="true">
          <draw:text-box>
            <text:p text:style-name="P1"><text:span text:style-name="T10">Tarefa 3</text:span><text:span text:style-name="T10"><text:line-break/></text:span><text:span text:style-name="T11">Componentes Técnicos</text:span><text:span text:style-name="T11"><text:line-break/></text:span><text:span text:style-name="T11"><text:line-break/></text:span><text:span text:style-name="T12">Separe os componentes do Model daqueles definidos no Controller</text:span></text:p>
          </draw:text-box>
        </draw:frame>
        <draw:custom-shape draw:name="Google Shape;312;p17" draw:style-name="gr9" draw:text-style-name="P4" draw:layer="layout" svg:width="2.742cm" svg:height="1.199cm" svg:x="2.594cm" svg:y="12.951cm">
          <text:p text:style-name="P5"><text:span text:style-name="T4">«component»</text:span></text:p>
          <text:p text:style-name="P5"><text:span text:style-name="T5"/></text:p>
          <text:p text:style-name="P5"><text:span text:style-name="T6">Component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17" draw:style-name="gr10" draw:text-style-name="P6" draw:layer="layout" svg:width="0.692cm" svg:height="0.001cm" svg:x="5.336cm" svg:y="13.845cm">
          <text:p/>
          <draw:enhanced-geometry draw:mirror-horizontal="false" draw:mirror-vertical="false" svg:viewBox="0 0 21600 21600" draw:type="mso-spt32" draw:enhanced-path="M 0 0 L 21600 21600 N"/>
        </draw:custom-shape>
        <draw:custom-shape draw:name="Google Shape;314;p17" draw:style-name="gr5" draw:text-style-name="P3" draw:layer="layout" svg:width="0.141cm" svg:height="0.276cm" svg:x="6.048cm" svg:y="13.706cm">
          <text:p text:style-name="P1"/>
          <draw:enhanced-geometry draw:mirror-horizontal="false" draw:mirror-vertical="false" drawooo:sub-view-size="323 629" draw:text-areas="0 0 ?f0 ?f1" svg:viewBox="0 0 0 0" draw:type="ooxml-non-primitive" draw:enhanced-path="M 320 0 L 319 1 C 319 1 318 1 318 2 317 3 317 3 317 4 L 317 7 C 316 7 315 7 314 7 271 7 230 15 192 30 156 45 123 68 95 95 68 123 45 156 30 192 15 230 7 271 7 314 7 357 15 398 30 436 45 473 68 506 95 533 123 560 156 583 192 598 230 613 271 622 314 622 315 622 316 622 317 622 L 317 628 C 316 628 315 628 314 628 270 628 228 620 190 604 152 589 118 566 90 538 62 510 39 476 24 438 9 400 0 358 0 314 0 270 9 228 24 190 39 152 62 118 90 90 118 62 152 39 190 24 228 9 270 0 314 0 316 0 319 0 322 0 L 320 0 N">
            <draw:equation draw:name="f0" draw:formula="logwidth"/>
            <draw:equation draw:name="f1" draw:formula="logheight"/>
          </draw:enhanced-geometry>
        </draw:custom-shape>
        <draw:custom-shape draw:name="Google Shape;315;p17" draw:style-name="gr11" draw:text-style-name="P7" draw:layer="layout" svg:width="1.728cm" svg:height="0.408cm" svg:x="5.371cm" svg:y="13.983cm">
          <text:p text:style-name="P1"><text:span text:style-name="T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7" draw:style-name="gr2" draw:text-style-name="P4" draw:layer="layout" svg:width="0.27cm" svg:height="0.27cm" svg:x="6.094cm" svg:y="12.95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7;p17" draw:style-name="gr10" draw:text-style-name="P6" draw:layer="layout" svg:width="0.757cm" svg:height="0.001cm" svg:x="5.336cm" svg:y="13.086cm">
          <text:p/>
          <draw:enhanced-geometry draw:mirror-horizontal="false" draw:mirror-vertical="false" svg:viewBox="0 0 21600 21600" draw:type="mso-spt32" draw:enhanced-path="M 0 0 L 21600 21600 N"/>
        </draw:custom-shape>
        <draw:custom-shape draw:name="Google Shape;318;p17" draw:style-name="gr11" draw:text-style-name="P7" draw:layer="layout" svg:width="1.671cm" svg:height="0.397cm" svg:x="5.336cm" svg:y="13.214cm">
          <text:p text:style-name="P1"><text:span text:style-name="T7">Interfa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7" draw:style-name="gr9" draw:text-style-name="P4" draw:layer="layout" svg:width="3.135cm" svg:height="1.199cm" svg:x="9.05cm" svg:y="12.974cm">
          <text:p text:style-name="P5"><text:span text:style-name="T4">«component»</text:span></text:p>
          <text:p text:style-name="P5"><text:span text:style-name="T5"/></text:p>
          <text:p text:style-name="P5"><text:span text:style-name="T6">Component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0;p17">
          <draw:custom-shape draw:name="Google Shape;321;p17" draw:style-name="gr10" draw:text-style-name="P6" draw:layer="layout" svg:width="0.428cm" svg:height="0.001cm" draw:transform="rotate (-3.14159265358979) translate (9.05cm 13.868cm)">
            <text:p/>
            <draw:enhanced-geometry draw:mirror-horizontal="false" draw:mirror-vertical="false" svg:viewBox="0 0 21600 21600" draw:type="mso-spt32" draw:enhanced-path="M 0 0 L 21600 21600 N"/>
          </draw:custom-shape>
          <draw:custom-shape draw:name="Google Shape;322;p17" draw:style-name="gr5" draw:text-style-name="P3" draw:layer="layout" svg:width="0.141cm" svg:height="0.276cm" svg:x="8.46cm" svg:y="13.73cm">
            <text:p text:style-name="P1"/>
            <draw:enhanced-geometry draw:mirror-horizontal="false" draw:mirror-vertical="false" drawooo:sub-view-size="323 629" draw:text-areas="0 0 ?f0 ?f1" svg:viewBox="0 0 0 0" draw:type="ooxml-non-primitive" draw:enhanced-path="M 1 0 C 2 0 2 0 3 1 3 1 4 1 4 2 4 3 4 3 4 4 L 4 7 C 5 7 6 7 7 7 50 7 92 15 129 30 166 45 199 68 226 95 254 123 276 156 291 192 306 230 314 271 314 314 314 357 306 398 291 436 276 473 254 506 226 533 199 560 166 583 129 598 92 613 50 622 7 622 6 622 5 622 4 622 L 4 628 C 5 628 6 628 7 628 51 628 94 620 132 604 169 589 203 566 231 538 259 510 282 476 297 438 313 400 322 358 322 314 322 270 313 228 297 190 282 152 259 118 231 90 203 62 169 39 132 24 94 9 51 0 7 0 5 0 3 0 0 0 L 1 0 N">
              <draw:equation draw:name="f0" draw:formula="logwidth"/>
              <draw:equation draw:name="f1" draw:formula="logheight"/>
            </draw:enhanced-geometry>
          </draw:custom-shape>
        </draw:g>
        <draw:custom-shape draw:name="Google Shape;323;p17" draw:style-name="gr11" draw:text-style-name="P7" draw:layer="layout" svg:width="1.671cm" svg:height="0.395cm" svg:x="7.821cm" svg:y="14.185cm">
          <text:p text:style-name="P1"><text:span text:style-name="T7">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4;p17">
          <draw:custom-shape draw:name="Google Shape;325;p17" draw:style-name="gr2" draw:text-style-name="P4" draw:layer="layout" svg:width="0.27cm" svg:height="0.27cm" svg:x="8.285cm" svg:y="12.974cm">
            <text:p text:style-name="P1"/>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p17" draw:style-name="gr10" draw:text-style-name="P6" draw:layer="layout" svg:width="0.493cm" svg:height="0.001cm" draw:transform="rotate (-3.14159265358979) translate (9.05cm 13.11cm)">
            <text:p/>
            <draw:enhanced-geometry draw:mirror-horizontal="false" draw:mirror-vertical="false" svg:viewBox="0 0 21600 21600" draw:type="mso-spt32" draw:enhanced-path="M 0 0 L 21600 21600 N"/>
          </draw:custom-shape>
        </draw:g>
        <draw:custom-shape draw:name="Google Shape;327;p17" draw:style-name="gr11" draw:text-style-name="P7" draw:layer="layout" svg:width="1.671cm" svg:height="0.38cm" svg:x="7.304cm" svg:y="13.227cm">
          <text:p text:style-name="P1"><text:span text:style-name="T7">Interfa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17" draw:style-name="gr12" draw:text-style-name="P6" draw:layer="layout" svg:width="2.238cm" svg:height="0.705cm" svg:x="6.19cm" svg:y="13.163cm">
          <text:p/>
          <draw:enhanced-geometry draw:mirror-horizontal="false" draw:mirror-vertical="false" drawooo:sub-view-size="5086 1603" draw:text-areas="0 0 ?f0 ?f1" svg:viewBox="0 0 0 0" draw:type="ooxml-non-primitive" draw:enhanced-path="M 0 1602 L 2196 1602 2196 0 5060 0 5085 0 N">
            <draw:equation draw:name="f0" draw:formula="logwidth"/>
            <draw:equation draw:name="f1" draw:formula="logheight"/>
          </draw:enhanced-geometry>
        </draw:custom-shape>
        <draw:custom-shape draw:name="Google Shape;329;p17" draw:style-name="gr9" draw:text-style-name="P4" draw:layer="layout" svg:width="3.135cm" svg:height="1.199cm" svg:x="9.06cm" svg:y="14.855cm">
          <text:p text:style-name="P5"><text:span text:style-name="T4">«component»</text:span></text:p>
          <text:p text:style-name="P5"><text:span text:style-name="T5"/></text:p>
          <text:p text:style-name="P5"><text:span text:style-name="T6">Component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0;p17">
          <draw:custom-shape draw:name="Google Shape;331;p17" draw:style-name="gr2" draw:text-style-name="P4" draw:layer="layout" svg:width="0.27cm" svg:height="0.27cm" svg:x="8.295cm" svg:y="14.855cm">
            <text:p text:style-name="P1"/>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2;p17" draw:style-name="gr10" draw:text-style-name="P6" draw:layer="layout" svg:width="0.493cm" svg:height="0.001cm" draw:transform="rotate (-3.14159265358979) translate (9.06cm 14.991cm)">
            <text:p/>
            <draw:enhanced-geometry draw:mirror-horizontal="false" draw:mirror-vertical="false" svg:viewBox="0 0 21600 21600" draw:type="mso-spt32" draw:enhanced-path="M 0 0 L 21600 21600 N"/>
          </draw:custom-shape>
        </draw:g>
        <draw:custom-shape draw:name="Google Shape;333;p17" draw:style-name="gr11" draw:text-style-name="P7" draw:layer="layout" svg:width="1.593cm" svg:height="0.38cm" svg:x="7.49cm" svg:y="15.225cm">
          <text:p text:style-name="P1"><text:span text:style-name="T7">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17" draw:style-name="gr12" draw:text-style-name="P6" draw:layer="layout" svg:width="0.694cm" svg:height="1.143cm" svg:x="7.766cm" svg:y="13.868cm">
          <text:p/>
          <draw:enhanced-geometry draw:mirror-horizontal="false" draw:mirror-vertical="false" drawooo:sub-view-size="1579 2598" draw:text-areas="0 0 ?f0 ?f1" svg:viewBox="0 0 0 0" draw:type="ooxml-non-primitive" draw:enhanced-path="M 1335 0 L 0 0 0 2597 1578 2597 N">
            <draw:equation draw:name="f0" draw:formula="logwidth"/>
            <draw:equation draw:name="f1" draw:formula="logheight"/>
          </draw:enhanced-geometry>
        </draw:custom-shape>
        <draw:custom-shape draw:name="Google Shape;335;p17" draw:style-name="gr7" draw:text-style-name="P7" draw:layer="layout" svg:width="4.083cm" svg:height="0.888cm" svg:x="3.016cm" svg:y="10.636cm">
          <text:p text:style-name="P1"><text:span text:style-name="T15">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17" draw:style-name="gr7" draw:text-style-name="P7" draw:layer="layout" svg:width="4.444cm" svg:height="0.888cm" svg:x="9.419cm" svg:y="10.702cm">
          <text:p text:style-name="P1"><text:span text:style-name="T15">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6;g9159738e3c_1_274:notes" draw:style-name="gr14" draw:layer="layout" svg:width="5.714cm" svg:height="9.524cm" svg:x="6.668cm" svg:y="1.905cm" draw:page-number="5" presentation:class="page"/>
          <draw:frame draw:name="Google Shape;307;g9159738e3c_1_274:notes" presentation:style-name="pr6"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212cm" draw:distance="0.159cm"/>
    <draw:stroke-dash draw:name="Dashed_20__28_var_29__20_5" draw:display-name="Dashed (var) 5"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24cm" fo:page-height="25.4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5.24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ONLY-backgroundobjects">
      <style:graphic-properties draw:stroke="none" svg:stroke-width="0cm" draw:fill="none" draw:fill-color="#ffffff" draw:textarea-vertical-align="middle" draw:auto-grow-height="false" draw:fit-to-size="false" style:shrink-to-fit="false" fo:min-height="14.731cm" fo:padding-top="0.254cm" fo:padding-bottom="0.254cm" fo:padding-left="0.254cm" fo:padding-right="0.254cm" fo:wrap-option="wrap"/>
    </style:style>
    <style:style style:name="Mpr2" style:family="presentation" style:parent-style-name="TITLE_5f_ONLY-backgroundobjects">
      <style:graphic-properties draw:stroke="none" draw:fill="none" draw:fill-color="#ffffff" draw:auto-grow-height="false" fo:min-height="1.485cm"/>
    </style:style>
    <style:style style:name="Mpr3" style:family="presentation" style:parent-style-name="TITLE_5f_ONLY-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14.731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frame draw:name="Google Shape;26;p6" presentation:style-name="TITLE_5f_ONLY-title" draw:layer="backgroundobjects" svg:width="14.2cm" svg:height="2.827cm" svg:x="0.52cm" svg:y="2.198cm" presentation:class="title" presentation:placeholder="true" presentation:user-transformed="true">
        <draw:text-box/>
      </draw:frame>
      <draw:frame draw:name="Google Shape;27;p6" presentation:style-name="Mpr1" draw:text-style-name="MP6" draw:layer="backgroundobjects" svg:width="0.913cm" svg:height="1.942cm" svg:x="14.121cm" svg:y="23.028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13.715cm" svg:height="14.73cm" svg:x="0.762cm" svg:y="5.943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3" draw:style-name="Mdp1">
      <draw:frame draw:name="Google Shape;49;p12" presentation:style-name="Mpr4" draw:text-style-name="MP6" draw:layer="backgroundobjects" svg:width="0.913cm" svg:height="1.942cm" svg:x="14.121cm" svg:y="23.028cm" presentation:class="page-number" presentation:user-transformed="true">
        <draw:text-box>
          <text:p text:style-name="MP5"><text:span text:style-name="MT1"><text:page-number>&lt;number&gt;</text:page-number></text:span></text:p>
        </draw:text-box>
      </draw:frame>
      <draw:frame presentation:style-name="BLANK-title" draw:layer="backgroundobjects" svg:width="13.715cm" svg:height="4.24cm" svg:x="0.762cm" svg:y="1.013cm" presentation:class="title" presentation:placeholder="true">
        <draw:text-box/>
      </draw:frame>
      <draw:frame presentation:style-name="BLANK-outline1" draw:layer="backgroundobjects" svg:width="13.715cm" svg:height="14.73cm" svg:x="0.762cm" svg:y="5.943cm" presentation:class="outline" presentation:placeholder="true">
        <draw:text-box/>
      </draw:frame>
      <presentation:notes style:page-layout-name="PM2">
        <draw:page-thumbnail presentation:style-name="BLANK-title" draw:layer="backgroundobjects" svg:width="5.714cm" svg:height="9.524cm" svg:x="6.667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05"/>
    <meta:generator>LibreOfficeDev/6.0.5.2$Linux_X86_64 LibreOffice_project/</meta:generator>
  </office:meta>
</office:document-meta>
</file>